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400001B0E00000673632D66B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5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53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JUL-2011" table:style-name="ta1" table:print="false">
        <table:table-column table:style-name="co1" table:default-cell-style-name="ce7"/>
        <table:table-column table:style-name="co2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3" table:number-columns-repeated="2" table:default-cell-style-name="ce15"/>
        <table:table-column table:style-name="co5" table:default-cell-style-name="ce15"/>
        <table:table-column table:style-name="co3" table:number-columns-repeated="6" table:default-cell-style-name="ce15"/>
        <table:table-column table:style-name="co4" table:default-cell-style-name="ce15"/>
        <table:table-column table:style-name="co6" table:default-cell-style-name="ce15"/>
        <table:table-column table:style-name="co3" table:number-columns-repeated="2" table:default-cell-style-name="ce15"/>
        <table:table-column table:style-name="co2" table:default-cell-style-name="ce15"/>
        <table:table-column table:style-name="co4" table:number-columns-repeated="2" table:default-cell-style-name="ce15"/>
        <table:table-column table:style-name="co3" table:default-cell-style-name="ce15"/>
        <table:table-column table:style-name="co6" table:default-cell-style-name="ce15"/>
        <table:table-column table:style-name="co2" table:default-cell-style-name="ce15"/>
        <table:table-column table:style-name="co6" table:default-cell-style-name="ce24"/>
        <table:table-column table:style-name="co7" table:default-cell-style-name="ce17"/>
        <table:table-row table:style-name="ro1">
          <table:table-cell table:style-name="ce1"/>
          <table:table-cell table:style-name="ce11"/>
          <table:table-cell table:style-name="ce1" table:number-columns-repeated="8"/>
          <table:table-cell table:style-name="ce1">
            <draw:frame table:end-cell-address="'JUL-2011'.M4" table:end-x="1.764cm" table:end-y="0.296cm" draw:z-index="0" draw:name="Figuras 1" draw:style-name="gr1" draw:text-style-name="P1" svg:width="6.925cm" svg:height="1.65cm" svg:x="0.012cm" svg:y="0cm">
              <draw:image xlink:href="Pictures/2000001400001B0E00000673632D66BB.svm" xlink:type="simple" xlink:show="embed" xlink:actuate="onLoad">
                <text:p/>
              </draw:image>
            </draw:frame>
          </table:table-cell>
          <table:table-cell table:style-name="ce1" table:number-columns-repeated="19"/>
        </table:table-row>
        <table:table-row table:style-name="ro1" table:number-rows-repeated="2">
          <table:table-cell table:style-name="ce1"/>
          <table:table-cell table:style-name="ce12"/>
          <table:table-cell table:style-name="ce1" table:number-columns-repeated="2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20"/>
        </table:table-row>
        <table:table-row table:style-name="ro2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/>
        </table:table-row>
        <table:table-row table:style-name="ro3">
          <table:table-cell table:style-name="ce3" office:value-type="string" table:number-columns-spanned="29" table:number-rows-spanned="1">
            <text:p>Período: Julho -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/>
        </table:table-row>
        <table:table-row table:style-name="ro1">
          <table:table-cell table:style-name="ce4"/>
          <table:table-cell table:style-name="Default" table:number-columns-repeated="27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Em R$1,00</text:p>
          </table:table-cell>
          <table:table-cell table:style-name="Default" table:number-columns-repeated="27"/>
          <table:table-cell table:style-name="ce21"/>
          <table:table-cell table:style-name="Default"/>
        </table:table-row>
        <table:table-row table:style-name="ro4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/>
        </table:table-row>
        <table:table-row table:style-name="ro1">
          <table:table-cell office:value-type="string">
            <text:p>IMPOSTO SOBRE IMPORTAÇÃO</text:p>
          </table:table-cell>
          <table:table-cell table:style-name="ce14" office:value-type="float" office:value="34313">
            <text:p>34.313 </text:p>
          </table:table-cell>
          <table:table-cell table:style-name="ce14" office:value-type="float" office:value="616332">
            <text:p>616.332 </text:p>
          </table:table-cell>
          <table:table-cell table:style-name="ce14" office:value-type="float" office:value="25526047">
            <text:p>25.526.047 </text:p>
          </table:table-cell>
          <table:table-cell table:style-name="ce14" office:value-type="float" office:value="104265">
            <text:p>104.265 </text:p>
          </table:table-cell>
          <table:table-cell table:style-name="ce14" office:value-type="float" office:value="37439011">
            <text:p>37.439.011 </text:p>
          </table:table-cell>
          <table:table-cell table:style-name="ce14" office:value-type="float" office:value="45198061">
            <text:p>45.198.061 </text:p>
          </table:table-cell>
          <table:table-cell table:style-name="ce14" office:value-type="float" office:value="2471587">
            <text:p>2.471.587 </text:p>
          </table:table-cell>
          <table:table-cell table:style-name="ce14" office:value-type="float" office:value="245380503">
            <text:p>245.380.503 </text:p>
          </table:table-cell>
          <table:table-cell table:style-name="ce14" office:value-type="float" office:value="91977768">
            <text:p>91.977.768 </text:p>
          </table:table-cell>
          <table:table-cell table:style-name="ce14" office:value-type="float" office:value="5391820">
            <text:p>5.391.820 </text:p>
          </table:table-cell>
          <table:table-cell table:style-name="ce14" office:value-type="float" office:value="66259177">
            <text:p>66.259.177 </text:p>
          </table:table-cell>
          <table:table-cell table:style-name="ce14" office:value-type="float" office:value="1027066">
            <text:p>1.027.066 </text:p>
          </table:table-cell>
          <table:table-cell table:style-name="ce14" office:value-type="float" office:value="1044271">
            <text:p>1.044.271 </text:p>
          </table:table-cell>
          <table:table-cell table:style-name="ce14" office:value-type="float" office:value="1776251">
            <text:p>1.776.251 </text:p>
          </table:table-cell>
          <table:table-cell table:style-name="ce14" office:value-type="float" office:value="5777957">
            <text:p>5.777.957 </text:p>
          </table:table-cell>
          <table:table-cell table:style-name="ce14" office:value-type="float" office:value="46178471">
            <text:p>46.178.471 </text:p>
          </table:table-cell>
          <table:table-cell table:style-name="ce14" office:value-type="float" office:value="90760">
            <text:p>90.760 </text:p>
          </table:table-cell>
          <table:table-cell table:style-name="ce14" office:value-type="float" office:value="186657548">
            <text:p>186.657.548 </text:p>
          </table:table-cell>
          <table:table-cell table:style-name="ce14" office:value-type="float" office:value="196341130">
            <text:p>196.341.130 </text:p>
          </table:table-cell>
          <table:table-cell table:style-name="ce14" office:value-type="float" office:value="5131993">
            <text:p>5.131.993 </text:p>
          </table:table-cell>
          <table:table-cell table:style-name="ce14" office:value-type="float" office:value="261773">
            <text:p>261.773 </text:p>
          </table:table-cell>
          <table:table-cell table:style-name="ce14" office:value-type="float" office:value="53841">
            <text:p>53.841 </text:p>
          </table:table-cell>
          <table:table-cell table:style-name="ce14" office:value-type="float" office:value="69944998">
            <text:p>69.944.998 </text:p>
          </table:table-cell>
          <table:table-cell table:style-name="ce14" office:value-type="float" office:value="208868106">
            <text:p>208.868.106 </text:p>
          </table:table-cell>
          <table:table-cell table:style-name="ce14" office:value-type="float" office:value="594661">
            <text:p>594.661 </text:p>
          </table:table-cell>
          <table:table-cell table:style-name="ce14" office:value-type="float" office:value="944687341">
            <text:p>944.687.341 </text:p>
          </table:table-cell>
          <table:table-cell table:style-name="ce14" office:value-type="float" office:value="1359">
            <text:p>1.359 </text:p>
          </table:table-cell>
          <table:table-cell table:style-name="ce23" office:value-type="float" office:value="2188836411">
            <text:p>2.188.836.411 </text:p>
          </table:table-cell>
          <table:table-cell/>
        </table:table-row>
        <table:table-row table:style-name="ro1">
          <table:table-cell office:value-type="string">
            <text:p>IMPOSTO SOBRE EXPORTAÇÃO</text:p>
          </table:table-cell>
          <table:table-cell office:value-type="string" office:string-value=" 582 ">
            <text:p><text:s/>582 <text:s/></text:p>
          </table:table-cell>
          <table:table-cell office:value-type="string" office:string-value=" 251 ">
            <text:p><text:s/>251 <text:s/></text:p>
          </table:table-cell>
          <table:table-cell office:value-type="string" office:string-value=" 175 ">
            <text:p><text:s/>175 <text:s/></text:p>
          </table:table-cell>
          <table:table-cell office:value-type="float" office:value="1">
            <text:p>1 </text:p>
          </table:table-cell>
          <table:table-cell office:value-type="float" office:value="64690">
            <text:p>64.690 </text:p>
          </table:table-cell>
          <table:table-cell office:value-type="float" office:value="70419">
            <text:p>70.419 </text:p>
          </table:table-cell>
          <table:table-cell office:value-type="string" office:string-value=" 210 ">
            <text:p><text:s/>210 <text:s/></text:p>
          </table:table-cell>
          <table:table-cell office:value-type="float" office:value="1204">
            <text:p>1.204 </text:p>
          </table:table-cell>
          <table:table-cell office:value-type="float" office:value="464">
            <text:p>464 </text:p>
          </table:table-cell>
          <table:table-cell office:value-type="string" office:string-value=" 584 ">
            <text:p><text:s/>584 <text:s/></text:p>
          </table:table-cell>
          <table:table-cell office:value-type="float" office:value="6394">
            <text:p>6.394 </text:p>
          </table:table-cell>
          <table:table-cell office:value-type="float" office:value="7151">
            <text:p>7.151 </text:p>
          </table:table-cell>
          <table:table-cell office:value-type="string" office:string-value=" 92 ">
            <text:p><text:s/>92 <text:s/></text:p>
          </table:table-cell>
          <table:table-cell office:value-type="float" office:value="63747">
            <text:p>63.747 </text:p>
          </table:table-cell>
          <table:table-cell office:value-type="float" office:value="32">
            <text:p>32 </text:p>
          </table:table-cell>
          <table:table-cell office:value-type="float" office:value="1055">
            <text:p>1.055 </text:p>
          </table:table-cell>
          <table:table-cell office:value-type="float" office:value="51">
            <text:p>51 </text:p>
          </table:table-cell>
          <table:table-cell office:value-type="float" office:value="602108">
            <text:p>602.108 </text:p>
          </table:table-cell>
          <table:table-cell office:value-type="float" office:value="1929">
            <text:p>1.929 </text:p>
          </table:table-cell>
          <table:table-cell office:value-type="float" office:value="3127">
            <text:p>3.127 </text:p>
          </table:table-cell>
          <table:table-cell office:value-type="string" office:string-value=" 101 ">
            <text:p><text:s/>101 <text:s/></text:p>
          </table:table-cell>
          <table:table-cell office:value-type="float" office:value="1">
            <text:p>1 </text:p>
          </table:table-cell>
          <table:table-cell office:value-type="float" office:value="47801">
            <text:p>47.801 </text:p>
          </table:table-cell>
          <table:table-cell office:value-type="float" office:value="24870">
            <text:p>24.870 </text:p>
          </table:table-cell>
          <table:table-cell office:value-type="string" office:string-value=" 985 ">
            <text:p><text:s/>985 <text:s/></text:p>
          </table:table-cell>
          <table:table-cell office:value-type="float" office:value="323692">
            <text:p>323.692 </text:p>
          </table:table-cell>
          <table:table-cell office:value-type="float" office:value="25">
            <text:p>25 </text:p>
          </table:table-cell>
          <table:table-cell office:value-type="float" office:value="1220592">
            <text:p>1.220.592 </text:p>
          </table:table-cell>
          <table:table-cell/>
        </table:table-row>
        <table:table-row table:style-name="ro1">
          <table:table-cell office:value-type="string">
            <text:p>IPI - TOTAL</text:p>
          </table:table-cell>
          <table:table-cell office:value-type="float" office:value="19746">
            <text:p>19.746 </text:p>
          </table:table-cell>
          <table:table-cell office:value-type="float" office:value="2496786">
            <text:p>2.496.786 </text:p>
          </table:table-cell>
          <table:table-cell office:value-type="float" office:value="18270444">
            <text:p>18.270.444 </text:p>
          </table:table-cell>
          <table:table-cell office:value-type="float" office:value="222201">
            <text:p>222.201 </text:p>
          </table:table-cell>
          <table:table-cell office:value-type="float" office:value="85467946">
            <text:p>85.467.946 </text:p>
          </table:table-cell>
          <table:table-cell office:value-type="float" office:value="30399324">
            <text:p>30.399.324 </text:p>
          </table:table-cell>
          <table:table-cell office:value-type="float" office:value="444686937">
            <text:p>444.686.937 </text:p>
          </table:table-cell>
          <table:table-cell office:value-type="float" office:value="234439477">
            <text:p>234.439.477 </text:p>
          </table:table-cell>
          <table:table-cell office:value-type="float" office:value="77705972">
            <text:p>77.705.972 </text:p>
          </table:table-cell>
          <table:table-cell office:value-type="float" office:value="10090305">
            <text:p>10.090.305 </text:p>
          </table:table-cell>
          <table:table-cell office:value-type="float" office:value="463265031">
            <text:p>463.265.031 </text:p>
          </table:table-cell>
          <table:table-cell office:value-type="float" office:value="6044340">
            <text:p>6.044.340 </text:p>
          </table:table-cell>
          <table:table-cell office:value-type="float" office:value="13408494">
            <text:p>13.408.494 </text:p>
          </table:table-cell>
          <table:table-cell office:value-type="float" office:value="10655380">
            <text:p>10.655.380 </text:p>
          </table:table-cell>
          <table:table-cell office:value-type="float" office:value="7536227">
            <text:p>7.536.227 </text:p>
          </table:table-cell>
          <table:table-cell office:value-type="float" office:value="83331593">
            <text:p>83.331.593 </text:p>
          </table:table-cell>
          <table:table-cell office:value-type="float" office:value="4590198">
            <text:p>4.590.198 </text:p>
          </table:table-cell>
          <table:table-cell office:value-type="float" office:value="301830734">
            <text:p>301.830.734 </text:p>
          </table:table-cell>
          <table:table-cell office:value-type="float" office:value="272751602">
            <text:p>272.751.602 </text:p>
          </table:table-cell>
          <table:table-cell office:value-type="float" office:value="4705719">
            <text:p>4.705.719 </text:p>
          </table:table-cell>
          <table:table-cell office:value-type="float" office:value="1989997">
            <text:p>1.989.997 </text:p>
          </table:table-cell>
          <table:table-cell office:value-type="float" office:value="36899">
            <text:p>36.899 </text:p>
          </table:table-cell>
          <table:table-cell office:value-type="float" office:value="354125206">
            <text:p>354.125.206 </text:p>
          </table:table-cell>
          <table:table-cell office:value-type="float" office:value="191894979">
            <text:p>191.894.979 </text:p>
          </table:table-cell>
          <table:table-cell office:value-type="float" office:value="8164363">
            <text:p>8.164.363 </text:p>
          </table:table-cell>
          <table:table-cell office:value-type="float" office:value="1486420532">
            <text:p>1.486.420.532 </text:p>
          </table:table-cell>
          <table:table-cell office:value-type="float" office:value="465294">
            <text:p>465.294 </text:p>
          </table:table-cell>
          <table:table-cell office:value-type="float" office:value="4115015728">
            <text:p>4.115.015.728 </text:p>
          </table:table-cell>
          <table:table-cell/>
        </table:table-row>
        <table:table-row table:style-name="ro1">
          <table:table-cell office:value-type="string">
            <text:p><text:s text:c="2"/>IPI - FUMO</text:p>
          </table:table-cell>
          <table:table-cell table:number-columns-repeated="4" office:value-type="string" office:string-value=" -   ">
            <text:p><text:s/>- <text:s text:c="3"/></text:p>
          </table:table-cell>
          <table:table-cell office:value-type="float" office:value="657397">
            <text:p>657.397 </text:p>
          </table:table-cell>
          <table:table-cell office:value-type="string" office:string-value=" -   ">
            <text:p><text:s/>- <text:s text:c="3"/></text:p>
          </table:table-cell>
          <table:table-cell office:value-type="string" office:string-value=" 257 ">
            <text:p><text:s/>257 <text:s/></text:p>
          </table:table-cell>
          <table:table-cell office:value-type="float" office:value="19943">
            <text:p>19.943 </text:p>
          </table:table-cell>
          <table:table-cell office:value-type="float" office:value="7127">
            <text:p>7.127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67794416">
            <text:p>167.794.416 </text:p>
          </table:table-cell>
          <table:table-cell table:number-columns-repeated="7" office:value-type="string" office:string-value=" -   ">
            <text:p><text:s/>- <text:s text:c="3"/></text:p>
          </table:table-cell>
          <table:table-cell office:value-type="float" office:value="1741111">
            <text:p>1.741.111 </text:p>
          </table:table-cell>
          <table:table-cell table:number-columns-repeated="3" office:value-type="string" office:string-value=" -   ">
            <text:p><text:s/>- <text:s text:c="3"/></text:p>
          </table:table-cell>
          <table:table-cell office:value-type="float" office:value="115362870">
            <text:p>115.362.870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86145">
            <text:p>186.145 </text:p>
          </table:table-cell>
          <table:table-cell office:value-type="float" office:value="495663">
            <text:p>495.663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286264930">
            <text:p>286.264.930 </text:p>
          </table:table-cell>
          <table:table-cell/>
        </table:table-row>
        <table:table-row table:style-name="ro1">
          <table:table-cell office:value-type="string">
            <text:p><text:s text:c="2"/>IPI - BEBIDAS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902842">
            <text:p>902.842 </text:p>
          </table:table-cell>
          <table:table-cell office:value-type="float" office:value="3545848">
            <text:p>3.545.848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2420204">
            <text:p>12.420.204 </text:p>
          </table:table-cell>
          <table:table-cell office:value-type="float" office:value="9344140">
            <text:p>9.344.140 </text:p>
          </table:table-cell>
          <table:table-cell office:value-type="float" office:value="2013347">
            <text:p>2.013.347 </text:p>
          </table:table-cell>
          <table:table-cell office:value-type="float" office:value="2203843">
            <text:p>2.203.843 </text:p>
          </table:table-cell>
          <table:table-cell office:value-type="float" office:value="3879902">
            <text:p>3.879.902 </text:p>
          </table:table-cell>
          <table:table-cell office:value-type="float" office:value="5571881">
            <text:p>5.571.881 </text:p>
          </table:table-cell>
          <table:table-cell office:value-type="float" office:value="15999904">
            <text:p>15.999.904 </text:p>
          </table:table-cell>
          <table:table-cell office:value-type="float" office:value="343066">
            <text:p>343.066 </text:p>
          </table:table-cell>
          <table:table-cell office:value-type="float" office:value="9448295">
            <text:p>9.448.295 </text:p>
          </table:table-cell>
          <table:table-cell office:value-type="float" office:value="5604823">
            <text:p>5.604.823 </text:p>
          </table:table-cell>
          <table:table-cell office:value-type="float" office:value="2349448">
            <text:p>2.349.448 </text:p>
          </table:table-cell>
          <table:table-cell office:value-type="float" office:value="19486041">
            <text:p>19.486.041 </text:p>
          </table:table-cell>
          <table:table-cell office:value-type="float" office:value="2966951">
            <text:p>2.966.951 </text:p>
          </table:table-cell>
          <table:table-cell office:value-type="float" office:value="8939101">
            <text:p>8.939.101 </text:p>
          </table:table-cell>
          <table:table-cell office:value-type="float" office:value="36103527">
            <text:p>36.103.527 </text:p>
          </table:table-cell>
          <table:table-cell office:value-type="float" office:value="1763910">
            <text:p>1.763.910 </text:p>
          </table:table-cell>
          <table:table-cell office:value-type="float" office:value="298506">
            <text:p>298.506 </text:p>
          </table:table-cell>
          <table:table-cell office:value-type="float" office:value="21675">
            <text:p>21.675 </text:p>
          </table:table-cell>
          <table:table-cell office:value-type="float" office:value="9082449">
            <text:p>9.082.449 </text:p>
          </table:table-cell>
          <table:table-cell office:value-type="float" office:value="6621740">
            <text:p>6.621.740 </text:p>
          </table:table-cell>
          <table:table-cell office:value-type="float" office:value="5418363">
            <text:p>5.418.363 </text:p>
          </table:table-cell>
          <table:table-cell office:value-type="float" office:value="71616718">
            <text:p>71.616.718 </text:p>
          </table:table-cell>
          <table:table-cell office:value-type="float" office:value="274198">
            <text:p>274.198 </text:p>
          </table:table-cell>
          <table:table-cell office:value-type="float" office:value="236220724">
            <text:p>236.220.724 </text:p>
          </table:table-cell>
          <table:table-cell/>
        </table:table-row>
        <table:table-row table:style-name="ro1">
          <table:table-cell office:value-type="string">
            <text:p><text:s text:c="2"/>IPI - AUTOMÓVEIS</text:p>
          </table:table-cell>
          <table:table-cell table:number-columns-repeated="2" office:value-type="string" office:string-value=" -   ">
            <text:p><text:s/>- <text:s text:c="3"/></text:p>
          </table:table-cell>
          <table:table-cell office:value-type="float" office:value="39647">
            <text:p>39.647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8515">
            <text:p>8.515 </text:p>
          </table:table-cell>
          <table:table-cell table:number-columns-repeated="2" office:value-type="string" office:string-value=" -   ">
            <text:p><text:s/>- <text:s text:c="3"/></text:p>
          </table:table-cell>
          <table:table-cell office:value-type="float" office:value="35538248">
            <text:p>35.538.248 </text:p>
          </table:table-cell>
          <table:table-cell office:value-type="float" office:value="8507293">
            <text:p>8.507.293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54842707">
            <text:p>154.842.707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063">
            <text:p>1.063 </text:p>
          </table:table-cell>
          <table:table-cell office:value-type="float" office:value="4031">
            <text:p>4.031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869137">
            <text:p>1.869.137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82602793">
            <text:p>82.602.793 </text:p>
          </table:table-cell>
          <table:table-cell office:value-type="float" office:value="45520783">
            <text:p>45.520.783 </text:p>
          </table:table-cell>
          <table:table-cell office:value-type="string" office:string-value=" 221 ">
            <text:p><text:s/>221 <text:s/></text:p>
          </table:table-cell>
          <table:table-cell office:value-type="float" office:value="5413">
            <text:p>5.413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41719621">
            <text:p>41.719.621 </text:p>
          </table:table-cell>
          <table:table-cell office:value-type="float" office:value="34848">
            <text:p>34.848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216605865">
            <text:p>216.605.865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587300185">
            <text:p>587.300.185 </text:p>
          </table:table-cell>
          <table:table-cell/>
        </table:table-row>
        <table:table-row table:style-name="ro1">
          <table:table-cell office:value-type="string">
            <text:p><text:s text:c="2"/>IPI - VINCULADO À IMPORTACAO</text:p>
          </table:table-cell>
          <table:table-cell office:value-type="float" office:value="2523">
            <text:p>2.523 </text:p>
          </table:table-cell>
          <table:table-cell office:value-type="float" office:value="161399">
            <text:p>161.399 </text:p>
          </table:table-cell>
          <table:table-cell office:value-type="float" office:value="7849252">
            <text:p>7.849.252 </text:p>
          </table:table-cell>
          <table:table-cell office:value-type="float" office:value="124536">
            <text:p>124.536 </text:p>
          </table:table-cell>
          <table:table-cell office:value-type="float" office:value="37090776">
            <text:p>37.090.776 </text:p>
          </table:table-cell>
          <table:table-cell office:value-type="float" office:value="12471496">
            <text:p>12.471.496 </text:p>
          </table:table-cell>
          <table:table-cell office:value-type="float" office:value="1789981">
            <text:p>1.789.981 </text:p>
          </table:table-cell>
          <table:table-cell office:value-type="float" office:value="151357542">
            <text:p>151.357.542 </text:p>
          </table:table-cell>
          <table:table-cell office:value-type="float" office:value="52020596">
            <text:p>52.020.596 </text:p>
          </table:table-cell>
          <table:table-cell office:value-type="float" office:value="1273593">
            <text:p>1.273.593 </text:p>
          </table:table-cell>
          <table:table-cell office:value-type="float" office:value="26565797">
            <text:p>26.565.797 </text:p>
          </table:table-cell>
          <table:table-cell office:value-type="float" office:value="317402">
            <text:p>317.402 </text:p>
          </table:table-cell>
          <table:table-cell office:value-type="float" office:value="1005326">
            <text:p>1.005.326 </text:p>
          </table:table-cell>
          <table:table-cell office:value-type="float" office:value="830907">
            <text:p>830.907 </text:p>
          </table:table-cell>
          <table:table-cell office:value-type="float" office:value="1314326">
            <text:p>1.314.326 </text:p>
          </table:table-cell>
          <table:table-cell office:value-type="float" office:value="31559844">
            <text:p>31.559.844 </text:p>
          </table:table-cell>
          <table:table-cell office:value-type="float" office:value="51751">
            <text:p>51.751 </text:p>
          </table:table-cell>
          <table:table-cell office:value-type="float" office:value="101807696">
            <text:p>101.807.696 </text:p>
          </table:table-cell>
          <table:table-cell office:value-type="float" office:value="84331132">
            <text:p>84.331.132 </text:p>
          </table:table-cell>
          <table:table-cell office:value-type="float" office:value="160496">
            <text:p>160.496 </text:p>
          </table:table-cell>
          <table:table-cell office:value-type="float" office:value="10062">
            <text:p>10.062 </text:p>
          </table:table-cell>
          <table:table-cell office:value-type="float" office:value="5509">
            <text:p>5.509 </text:p>
          </table:table-cell>
          <table:table-cell office:value-type="float" office:value="76763195">
            <text:p>76.763.195 </text:p>
          </table:table-cell>
          <table:table-cell office:value-type="float" office:value="90692198">
            <text:p>90.692.198 </text:p>
          </table:table-cell>
          <table:table-cell office:value-type="float" office:value="385762">
            <text:p>385.762 </text:p>
          </table:table-cell>
          <table:table-cell office:value-type="float" office:value="418364669">
            <text:p>418.364.669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098307768">
            <text:p>1.098.307.768 </text:p>
          </table:table-cell>
          <table:table-cell/>
        </table:table-row>
        <table:table-row table:style-name="ro1">
          <table:table-cell table:style-name="ce1" office:value-type="string">
            <text:p><text:s text:c="2"/>IPI - OUTROS</text:p>
          </table:table-cell>
          <table:table-cell office:value-type="float" office:value="17223">
            <text:p>17.223 </text:p>
          </table:table-cell>
          <table:table-cell office:value-type="float" office:value="1432546">
            <text:p>1.432.546 </text:p>
          </table:table-cell>
          <table:table-cell office:value-type="float" office:value="6835696">
            <text:p>6.835.696 </text:p>
          </table:table-cell>
          <table:table-cell office:value-type="float" office:value="97665">
            <text:p>97.665 </text:p>
          </table:table-cell>
          <table:table-cell office:value-type="float" office:value="35291054">
            <text:p>35.291.054 </text:p>
          </table:table-cell>
          <table:table-cell office:value-type="float" office:value="8583687">
            <text:p>8.583.687 </text:p>
          </table:table-cell>
          <table:table-cell office:value-type="float" office:value="440883351">
            <text:p>440.883.351 </text:p>
          </table:table-cell>
          <table:table-cell office:value-type="float" office:value="45319901">
            <text:p>45.319.901 </text:p>
          </table:table-cell>
          <table:table-cell office:value-type="float" office:value="13291053">
            <text:p>13.291.053 </text:p>
          </table:table-cell>
          <table:table-cell office:value-type="float" office:value="3244831">
            <text:p>3.244.831 </text:p>
          </table:table-cell>
          <table:table-cell office:value-type="float" office:value="98062207">
            <text:p>98.062.207 </text:p>
          </table:table-cell>
          <table:table-cell office:value-type="float" office:value="5383872">
            <text:p>5.383.872 </text:p>
          </table:table-cell>
          <table:table-cell office:value-type="float" office:value="2953811">
            <text:p>2.953.811 </text:p>
          </table:table-cell>
          <table:table-cell office:value-type="float" office:value="4215620">
            <text:p>4.215.620 </text:p>
          </table:table-cell>
          <table:table-cell office:value-type="float" office:value="3872454">
            <text:p>3.872.454 </text:p>
          </table:table-cell>
          <table:table-cell office:value-type="float" office:value="30416571">
            <text:p>30.416.571 </text:p>
          </table:table-cell>
          <table:table-cell office:value-type="float" office:value="1571496">
            <text:p>1.571.496 </text:p>
          </table:table-cell>
          <table:table-cell office:value-type="float" office:value="108481144">
            <text:p>108.481.144 </text:p>
          </table:table-cell>
          <table:table-cell office:value-type="float" office:value="105055049">
            <text:p>105.055.049 </text:p>
          </table:table-cell>
          <table:table-cell office:value-type="float" office:value="2781093">
            <text:p>2.781.093 </text:p>
          </table:table-cell>
          <table:table-cell office:value-type="float" office:value="1676016">
            <text:p>1.676.016 </text:p>
          </table:table-cell>
          <table:table-cell office:value-type="float" office:value="9715">
            <text:p>9.715 </text:p>
          </table:table-cell>
          <table:table-cell office:value-type="float" office:value="111197071">
            <text:p>111.197.071 </text:p>
          </table:table-cell>
          <table:table-cell office:value-type="float" office:value="94546193">
            <text:p>94.546.193 </text:p>
          </table:table-cell>
          <table:table-cell office:value-type="float" office:value="2174093">
            <text:p>2.174.093 </text:p>
          </table:table-cell>
          <table:table-cell office:value-type="float" office:value="779337617">
            <text:p>779.337.617 </text:p>
          </table:table-cell>
          <table:table-cell office:value-type="float" office:value="191096">
            <text:p>191.096 </text:p>
          </table:table-cell>
          <table:table-cell office:value-type="float" office:value="1906922122">
            <text:p>1.906.922.122 </text:p>
          </table:table-cell>
          <table:table-cell/>
        </table:table-row>
        <table:table-row table:style-name="ro1">
          <table:table-cell office:value-type="string">
            <text:p>IMPOSTO SOBRE A RENDA - TOTAL</text:p>
          </table:table-cell>
          <table:table-cell office:value-type="float" office:value="15250691">
            <text:p>15.250.691 </text:p>
          </table:table-cell>
          <table:table-cell office:value-type="float" office:value="61671242">
            <text:p>61.671.242 </text:p>
          </table:table-cell>
          <table:table-cell office:value-type="float" office:value="188973428">
            <text:p>188.973.428 </text:p>
          </table:table-cell>
          <table:table-cell office:value-type="float" office:value="13114381">
            <text:p>13.114.381 </text:p>
          </table:table-cell>
          <table:table-cell office:value-type="float" office:value="324864560">
            <text:p>324.864.560 </text:p>
          </table:table-cell>
          <table:table-cell office:value-type="float" office:value="221740654">
            <text:p>221.740.654 </text:p>
          </table:table-cell>
          <table:table-cell office:value-type="float" office:value="4453263842">
            <text:p>4.453.263.842 </text:p>
          </table:table-cell>
          <table:table-cell office:value-type="float" office:value="244004030">
            <text:p>244.004.030 </text:p>
          </table:table-cell>
          <table:table-cell office:value-type="float" office:value="242911321">
            <text:p>242.911.321 </text:p>
          </table:table-cell>
          <table:table-cell office:value-type="float" office:value="65138505">
            <text:p>65.138.505 </text:p>
          </table:table-cell>
          <table:table-cell office:value-type="float" office:value="1141470188">
            <text:p>1.141.470.188 </text:p>
          </table:table-cell>
          <table:table-cell office:value-type="float" office:value="90517301">
            <text:p>90.517.301 </text:p>
          </table:table-cell>
          <table:table-cell office:value-type="float" office:value="110349670">
            <text:p>110.349.670 </text:p>
          </table:table-cell>
          <table:table-cell office:value-type="float" office:value="115493246">
            <text:p>115.493.246 </text:p>
          </table:table-cell>
          <table:table-cell office:value-type="float" office:value="66298865">
            <text:p>66.298.865 </text:p>
          </table:table-cell>
          <table:table-cell office:value-type="float" office:value="285851888">
            <text:p>285.851.888 </text:p>
          </table:table-cell>
          <table:table-cell office:value-type="float" office:value="44864420">
            <text:p>44.864.420 </text:p>
          </table:table-cell>
          <table:table-cell office:value-type="float" office:value="885560933">
            <text:p>885.560.933 </text:p>
          </table:table-cell>
          <table:table-cell office:value-type="float" office:value="3796821445">
            <text:p>3.796.821.445 </text:p>
          </table:table-cell>
          <table:table-cell office:value-type="float" office:value="72436477">
            <text:p>72.436.477 </text:p>
          </table:table-cell>
          <table:table-cell office:value-type="float" office:value="43490296">
            <text:p>43.490.296 </text:p>
          </table:table-cell>
          <table:table-cell office:value-type="float" office:value="12038805">
            <text:p>12.038.805 </text:p>
          </table:table-cell>
          <table:table-cell office:value-type="float" office:value="913972169">
            <text:p>913.972.169 </text:p>
          </table:table-cell>
          <table:table-cell office:value-type="float" office:value="488281087">
            <text:p>488.281.087 </text:p>
          </table:table-cell>
          <table:table-cell office:value-type="float" office:value="53332945">
            <text:p>53.332.945 </text:p>
          </table:table-cell>
          <table:table-cell office:value-type="float" office:value="9338211600">
            <text:p>9.338.211.600 </text:p>
          </table:table-cell>
          <table:table-cell office:value-type="float" office:value="21344116">
            <text:p>21.344.116 </text:p>
          </table:table-cell>
          <table:table-cell office:value-type="float" office:value="23311268104">
            <text:p>23.311.268.104 </text:p>
          </table:table-cell>
          <table:table-cell/>
        </table:table-row>
        <table:table-row table:style-name="ro1">
          <table:table-cell office:value-type="string">
            <text:p><text:s text:c="2"/>IRPF</text:p>
          </table:table-cell>
          <table:table-cell office:value-type="float" office:value="2934912">
            <text:p>2.934.912 </text:p>
          </table:table-cell>
          <table:table-cell office:value-type="float" office:value="10850069">
            <text:p>10.850.069 </text:p>
          </table:table-cell>
          <table:table-cell office:value-type="float" office:value="13814341">
            <text:p>13.814.341 </text:p>
          </table:table-cell>
          <table:table-cell office:value-type="float" office:value="2406412">
            <text:p>2.406.412 </text:p>
          </table:table-cell>
          <table:table-cell office:value-type="float" office:value="39813401">
            <text:p>39.813.401 </text:p>
          </table:table-cell>
          <table:table-cell office:value-type="float" office:value="26356906">
            <text:p>26.356.906 </text:p>
          </table:table-cell>
          <table:table-cell office:value-type="float" office:value="43322720">
            <text:p>43.322.720 </text:p>
          </table:table-cell>
          <table:table-cell office:value-type="float" office:value="35135275">
            <text:p>35.135.275 </text:p>
          </table:table-cell>
          <table:table-cell office:value-type="float" office:value="50930039">
            <text:p>50.930.039 </text:p>
          </table:table-cell>
          <table:table-cell office:value-type="float" office:value="12052194">
            <text:p>12.052.194 </text:p>
          </table:table-cell>
          <table:table-cell office:value-type="float" office:value="116704386">
            <text:p>116.704.386 </text:p>
          </table:table-cell>
          <table:table-cell office:value-type="float" office:value="17939276">
            <text:p>17.939.276 </text:p>
          </table:table-cell>
          <table:table-cell office:value-type="float" office:value="15707168">
            <text:p>15.707.168 </text:p>
          </table:table-cell>
          <table:table-cell office:value-type="float" office:value="18095033">
            <text:p>18.095.033 </text:p>
          </table:table-cell>
          <table:table-cell office:value-type="float" office:value="13609409">
            <text:p>13.609.409 </text:p>
          </table:table-cell>
          <table:table-cell office:value-type="float" office:value="38867673">
            <text:p>38.867.673 </text:p>
          </table:table-cell>
          <table:table-cell office:value-type="float" office:value="8039696">
            <text:p>8.039.696 </text:p>
          </table:table-cell>
          <table:table-cell office:value-type="float" office:value="74642318">
            <text:p>74.642.318 </text:p>
          </table:table-cell>
          <table:table-cell office:value-type="float" office:value="285254505">
            <text:p>285.254.505 </text:p>
          </table:table-cell>
          <table:table-cell office:value-type="float" office:value="13307806">
            <text:p>13.307.806 </text:p>
          </table:table-cell>
          <table:table-cell office:value-type="float" office:value="7488855">
            <text:p>7.488.855 </text:p>
          </table:table-cell>
          <table:table-cell office:value-type="float" office:value="2452438">
            <text:p>2.452.438 </text:p>
          </table:table-cell>
          <table:table-cell office:value-type="float" office:value="97859028">
            <text:p>97.859.028 </text:p>
          </table:table-cell>
          <table:table-cell office:value-type="float" office:value="41372674">
            <text:p>41.372.674 </text:p>
          </table:table-cell>
          <table:table-cell office:value-type="float" office:value="10527146">
            <text:p>10.527.146 </text:p>
          </table:table-cell>
          <table:table-cell office:value-type="float" office:value="694686392">
            <text:p>694.686.392 </text:p>
          </table:table-cell>
          <table:table-cell office:value-type="float" office:value="3261516">
            <text:p>3.261.516 </text:p>
          </table:table-cell>
          <table:table-cell office:value-type="float" office:value="1697431586">
            <text:p>1.697.431.586 </text:p>
          </table:table-cell>
          <table:table-cell/>
        </table:table-row>
        <table:table-row table:style-name="ro1">
          <table:table-cell office:value-type="string">
            <text:p><text:s text:c="2"/>IRPJ</text:p>
          </table:table-cell>
          <table:table-cell office:value-type="float" office:value="7476072">
            <text:p>7.476.072 </text:p>
          </table:table-cell>
          <table:table-cell office:value-type="float" office:value="32068277">
            <text:p>32.068.277 </text:p>
          </table:table-cell>
          <table:table-cell office:value-type="float" office:value="99961943">
            <text:p>99.961.943 </text:p>
          </table:table-cell>
          <table:table-cell office:value-type="float" office:value="3536525">
            <text:p>3.536.525 </text:p>
          </table:table-cell>
          <table:table-cell office:value-type="float" office:value="183508148">
            <text:p>183.508.148 </text:p>
          </table:table-cell>
          <table:table-cell office:value-type="float" office:value="127231627">
            <text:p>127.231.627 </text:p>
          </table:table-cell>
          <table:table-cell office:value-type="float" office:value="2581506097">
            <text:p>2.581.506.097 </text:p>
          </table:table-cell>
          <table:table-cell office:value-type="float" office:value="154359342">
            <text:p>154.359.342 </text:p>
          </table:table-cell>
          <table:table-cell office:value-type="float" office:value="137758785">
            <text:p>137.758.785 </text:p>
          </table:table-cell>
          <table:table-cell office:value-type="float" office:value="34994884">
            <text:p>34.994.884 </text:p>
          </table:table-cell>
          <table:table-cell office:value-type="float" office:value="661397130">
            <text:p>661.397.130 </text:p>
          </table:table-cell>
          <table:table-cell office:value-type="float" office:value="52132956">
            <text:p>52.132.956 </text:p>
          </table:table-cell>
          <table:table-cell office:value-type="float" office:value="67553195">
            <text:p>67.553.195 </text:p>
          </table:table-cell>
          <table:table-cell office:value-type="float" office:value="58011507">
            <text:p>58.011.507 </text:p>
          </table:table-cell>
          <table:table-cell office:value-type="float" office:value="27858994">
            <text:p>27.858.994 </text:p>
          </table:table-cell>
          <table:table-cell office:value-type="float" office:value="146059757">
            <text:p>146.059.757 </text:p>
          </table:table-cell>
          <table:table-cell office:value-type="float" office:value="22050790">
            <text:p>22.050.790 </text:p>
          </table:table-cell>
          <table:table-cell office:value-type="float" office:value="516413954">
            <text:p>516.413.954 </text:p>
          </table:table-cell>
          <table:table-cell office:value-type="float" office:value="1796257594">
            <text:p>1.796.257.594 </text:p>
          </table:table-cell>
          <table:table-cell office:value-type="float" office:value="36544716">
            <text:p>36.544.716 </text:p>
          </table:table-cell>
          <table:table-cell office:value-type="float" office:value="22354179">
            <text:p>22.354.179 </text:p>
          </table:table-cell>
          <table:table-cell office:value-type="float" office:value="5279688">
            <text:p>5.279.688 </text:p>
          </table:table-cell>
          <table:table-cell office:value-type="float" office:value="541223497">
            <text:p>541.223.497 </text:p>
          </table:table-cell>
          <table:table-cell office:value-type="float" office:value="312715582">
            <text:p>312.715.582 </text:p>
          </table:table-cell>
          <table:table-cell office:value-type="float" office:value="23872576">
            <text:p>23.872.576 </text:p>
          </table:table-cell>
          <table:table-cell office:value-type="float" office:value="4715133748">
            <text:p>4.715.133.748 </text:p>
          </table:table-cell>
          <table:table-cell office:value-type="float" office:value="13565412">
            <text:p>13.565.412 </text:p>
          </table:table-cell>
          <table:table-cell office:value-type="float" office:value="12380826976">
            <text:p>12.380.826.976 </text:p>
          </table:table-cell>
          <table:table-cell/>
        </table:table-row>
        <table:table-row table:style-name="ro1">
          <table:table-cell office:value-type="string">
            <text:p><text:s text:c="4"/>ENTIDADES FINANCEIRAS</text:p>
          </table:table-cell>
          <table:table-cell office:value-type="float" office:value="1712">
            <text:p>1.712 </text:p>
          </table:table-cell>
          <table:table-cell office:value-type="float" office:value="8851">
            <text:p>8.851 </text:p>
          </table:table-cell>
          <table:table-cell office:value-type="float" office:value="311197">
            <text:p>311.197 </text:p>
          </table:table-cell>
          <table:table-cell office:value-type="string" office:string-value=" 656 ">
            <text:p><text:s/>656 <text:s/></text:p>
          </table:table-cell>
          <table:table-cell office:value-type="float" office:value="11262811">
            <text:p>11.262.811 </text:p>
          </table:table-cell>
          <table:table-cell office:value-type="float" office:value="13650457">
            <text:p>13.650.457 </text:p>
          </table:table-cell>
          <table:table-cell office:value-type="float" office:value="167353553">
            <text:p>167.353.553 </text:p>
          </table:table-cell>
          <table:table-cell office:value-type="float" office:value="1415184">
            <text:p>1.415.184 </text:p>
          </table:table-cell>
          <table:table-cell office:value-type="float" office:value="214214">
            <text:p>214.214 </text:p>
          </table:table-cell>
          <table:table-cell office:value-type="float" office:value="3026">
            <text:p>3.026 </text:p>
          </table:table-cell>
          <table:table-cell office:value-type="float" office:value="6519896">
            <text:p>6.519.896 </text:p>
          </table:table-cell>
          <table:table-cell office:value-type="float" office:value="215443">
            <text:p>215.443 </text:p>
          </table:table-cell>
          <table:table-cell office:value-type="float" office:value="788106">
            <text:p>788.106 </text:p>
          </table:table-cell>
          <table:table-cell office:value-type="float" office:value="6523592">
            <text:p>6.523.592 </text:p>
          </table:table-cell>
          <table:table-cell office:value-type="float" office:value="9754">
            <text:p>9.754 </text:p>
          </table:table-cell>
          <table:table-cell office:value-type="float" office:value="3387944">
            <text:p>3.387.944 </text:p>
          </table:table-cell>
          <table:table-cell office:value-type="float" office:value="1010">
            <text:p>1.010 </text:p>
          </table:table-cell>
          <table:table-cell office:value-type="float" office:value="20065709">
            <text:p>20.065.709 </text:p>
          </table:table-cell>
          <table:table-cell office:value-type="float" office:value="90606486">
            <text:p>90.606.486 </text:p>
          </table:table-cell>
          <table:table-cell office:value-type="float" office:value="102566">
            <text:p>102.566 </text:p>
          </table:table-cell>
          <table:table-cell office:value-type="float" office:value="8398">
            <text:p>8.398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25339253">
            <text:p>25.339.253 </text:p>
          </table:table-cell>
          <table:table-cell office:value-type="float" office:value="648518">
            <text:p>648.518 </text:p>
          </table:table-cell>
          <table:table-cell office:value-type="float" office:value="2865060">
            <text:p>2.865.060 </text:p>
          </table:table-cell>
          <table:table-cell office:value-type="float" office:value="775667871">
            <text:p>775.667.871 </text:p>
          </table:table-cell>
          <table:table-cell office:value-type="float" office:value="3184">
            <text:p>3.184 </text:p>
          </table:table-cell>
          <table:table-cell office:value-type="float" office:value="1126974448">
            <text:p>1.126.974.448 </text:p>
          </table:table-cell>
          <table:table-cell/>
        </table:table-row>
        <table:table-row table:style-name="ro1">
          <table:table-cell office:value-type="string">
            <text:p><text:s text:c="4"/>DEMAIS EMPRESAS</text:p>
          </table:table-cell>
          <table:table-cell office:value-type="float" office:value="7474360">
            <text:p>7.474.360 </text:p>
          </table:table-cell>
          <table:table-cell office:value-type="float" office:value="32059426">
            <text:p>32.059.426 </text:p>
          </table:table-cell>
          <table:table-cell office:value-type="float" office:value="99650747">
            <text:p>99.650.747 </text:p>
          </table:table-cell>
          <table:table-cell office:value-type="float" office:value="3535870">
            <text:p>3.535.870 </text:p>
          </table:table-cell>
          <table:table-cell office:value-type="float" office:value="172245338">
            <text:p>172.245.338 </text:p>
          </table:table-cell>
          <table:table-cell office:value-type="float" office:value="113581170">
            <text:p>113.581.170 </text:p>
          </table:table-cell>
          <table:table-cell office:value-type="float" office:value="2414152545">
            <text:p>2.414.152.545 </text:p>
          </table:table-cell>
          <table:table-cell office:value-type="float" office:value="152944159">
            <text:p>152.944.159 </text:p>
          </table:table-cell>
          <table:table-cell office:value-type="float" office:value="137544570">
            <text:p>137.544.570 </text:p>
          </table:table-cell>
          <table:table-cell office:value-type="float" office:value="34991858">
            <text:p>34.991.858 </text:p>
          </table:table-cell>
          <table:table-cell office:value-type="float" office:value="654877234">
            <text:p>654.877.234 </text:p>
          </table:table-cell>
          <table:table-cell office:value-type="float" office:value="51917513">
            <text:p>51.917.513 </text:p>
          </table:table-cell>
          <table:table-cell office:value-type="float" office:value="66765089">
            <text:p>66.765.089 </text:p>
          </table:table-cell>
          <table:table-cell office:value-type="float" office:value="51487915">
            <text:p>51.487.915 </text:p>
          </table:table-cell>
          <table:table-cell office:value-type="float" office:value="27849240">
            <text:p>27.849.240 </text:p>
          </table:table-cell>
          <table:table-cell office:value-type="float" office:value="142671814">
            <text:p>142.671.814 </text:p>
          </table:table-cell>
          <table:table-cell office:value-type="float" office:value="22049780">
            <text:p>22.049.780 </text:p>
          </table:table-cell>
          <table:table-cell office:value-type="float" office:value="496348245">
            <text:p>496.348.245 </text:p>
          </table:table-cell>
          <table:table-cell office:value-type="float" office:value="1705651108">
            <text:p>1.705.651.108 </text:p>
          </table:table-cell>
          <table:table-cell office:value-type="float" office:value="36442151">
            <text:p>36.442.151 </text:p>
          </table:table-cell>
          <table:table-cell office:value-type="float" office:value="22345781">
            <text:p>22.345.781 </text:p>
          </table:table-cell>
          <table:table-cell office:value-type="float" office:value="5279688">
            <text:p>5.279.688 </text:p>
          </table:table-cell>
          <table:table-cell office:value-type="float" office:value="515884244">
            <text:p>515.884.244 </text:p>
          </table:table-cell>
          <table:table-cell office:value-type="float" office:value="312067065">
            <text:p>312.067.065 </text:p>
          </table:table-cell>
          <table:table-cell office:value-type="float" office:value="21007516">
            <text:p>21.007.516 </text:p>
          </table:table-cell>
          <table:table-cell office:value-type="float" office:value="3939465877">
            <text:p>3.939.465.877 </text:p>
          </table:table-cell>
          <table:table-cell office:value-type="float" office:value="13562228">
            <text:p>13.562.228 </text:p>
          </table:table-cell>
          <table:table-cell office:value-type="float" office:value="11253852528">
            <text:p>11.253.852.528 </text:p>
          </table:table-cell>
          <table:table-cell/>
        </table:table-row>
        <table:table-row table:style-name="ro1">
          <table:table-cell office:value-type="string">
            <text:p><text:s text:c="2"/>IMPOSTO S/ RENDA RETIDO NA FONTE</text:p>
          </table:table-cell>
          <table:table-cell office:value-type="float" office:value="4839707">
            <text:p>4.839.707 </text:p>
          </table:table-cell>
          <table:table-cell office:value-type="float" office:value="18752896">
            <text:p>18.752.896 </text:p>
          </table:table-cell>
          <table:table-cell office:value-type="float" office:value="75197144">
            <text:p>75.197.144 </text:p>
          </table:table-cell>
          <table:table-cell office:value-type="float" office:value="7171444">
            <text:p>7.171.444 </text:p>
          </table:table-cell>
          <table:table-cell office:value-type="float" office:value="101543011">
            <text:p>101.543.011 </text:p>
          </table:table-cell>
          <table:table-cell office:value-type="float" office:value="68152121">
            <text:p>68.152.121 </text:p>
          </table:table-cell>
          <table:table-cell office:value-type="float" office:value="1828435025">
            <text:p>1.828.435.025 </text:p>
          </table:table-cell>
          <table:table-cell office:value-type="float" office:value="54509413">
            <text:p>54.509.413 </text:p>
          </table:table-cell>
          <table:table-cell office:value-type="float" office:value="54222497">
            <text:p>54.222.497 </text:p>
          </table:table-cell>
          <table:table-cell office:value-type="float" office:value="18091427">
            <text:p>18.091.427 </text:p>
          </table:table-cell>
          <table:table-cell office:value-type="float" office:value="363368672">
            <text:p>363.368.672 </text:p>
          </table:table-cell>
          <table:table-cell office:value-type="float" office:value="20445069">
            <text:p>20.445.069 </text:p>
          </table:table-cell>
          <table:table-cell office:value-type="float" office:value="27089306">
            <text:p>27.089.306 </text:p>
          </table:table-cell>
          <table:table-cell office:value-type="float" office:value="39386706">
            <text:p>39.386.706 </text:p>
          </table:table-cell>
          <table:table-cell office:value-type="float" office:value="24830462">
            <text:p>24.830.462 </text:p>
          </table:table-cell>
          <table:table-cell office:value-type="float" office:value="100924458">
            <text:p>100.924.458 </text:p>
          </table:table-cell>
          <table:table-cell office:value-type="float" office:value="14773935">
            <text:p>14.773.935 </text:p>
          </table:table-cell>
          <table:table-cell office:value-type="float" office:value="294504661">
            <text:p>294.504.661 </text:p>
          </table:table-cell>
          <table:table-cell office:value-type="float" office:value="1715309346">
            <text:p>1.715.309.346 </text:p>
          </table:table-cell>
          <table:table-cell office:value-type="float" office:value="22583955">
            <text:p>22.583.955 </text:p>
          </table:table-cell>
          <table:table-cell office:value-type="float" office:value="13647262">
            <text:p>13.647.262 </text:p>
          </table:table-cell>
          <table:table-cell office:value-type="float" office:value="4306680">
            <text:p>4.306.680 </text:p>
          </table:table-cell>
          <table:table-cell office:value-type="float" office:value="274889643">
            <text:p>274.889.643 </text:p>
          </table:table-cell>
          <table:table-cell office:value-type="float" office:value="134192831">
            <text:p>134.192.831 </text:p>
          </table:table-cell>
          <table:table-cell office:value-type="float" office:value="18933223">
            <text:p>18.933.223 </text:p>
          </table:table-cell>
          <table:table-cell office:value-type="float" office:value="3928391460">
            <text:p>3.928.391.460 </text:p>
          </table:table-cell>
          <table:table-cell office:value-type="float" office:value="4517188">
            <text:p>4.517.188 </text:p>
          </table:table-cell>
          <table:table-cell office:value-type="float" office:value="9233009542">
            <text:p>9.233.009.542 </text:p>
          </table:table-cell>
          <table:table-cell/>
        </table:table-row>
        <table:table-row table:style-name="ro1">
          <table:table-cell office:value-type="string">
            <text:p><text:s text:c="4"/>IRRF - RENDIMENTOS DO TRABALHO</text:p>
          </table:table-cell>
          <table:table-cell office:value-type="float" office:value="4408569">
            <text:p>4.408.569 </text:p>
          </table:table-cell>
          <table:table-cell office:value-type="float" office:value="17093415">
            <text:p>17.093.415 </text:p>
          </table:table-cell>
          <table:table-cell office:value-type="float" office:value="48949625">
            <text:p>48.949.625 </text:p>
          </table:table-cell>
          <table:table-cell office:value-type="float" office:value="6922306">
            <text:p>6.922.306 </text:p>
          </table:table-cell>
          <table:table-cell office:value-type="float" office:value="80510087">
            <text:p>80.510.087 </text:p>
          </table:table-cell>
          <table:table-cell office:value-type="float" office:value="52930298">
            <text:p>52.930.298 </text:p>
          </table:table-cell>
          <table:table-cell office:value-type="float" office:value="1413270952">
            <text:p>1.413.270.952 </text:p>
          </table:table-cell>
          <table:table-cell office:value-type="float" office:value="38780772">
            <text:p>38.780.772 </text:p>
          </table:table-cell>
          <table:table-cell office:value-type="float" office:value="40916872">
            <text:p>40.916.872 </text:p>
          </table:table-cell>
          <table:table-cell office:value-type="float" office:value="14750022">
            <text:p>14.750.022 </text:p>
          </table:table-cell>
          <table:table-cell office:value-type="float" office:value="236821211">
            <text:p>236.821.211 </text:p>
          </table:table-cell>
          <table:table-cell office:value-type="float" office:value="15237261">
            <text:p>15.237.261 </text:p>
          </table:table-cell>
          <table:table-cell office:value-type="float" office:value="20586858">
            <text:p>20.586.858 </text:p>
          </table:table-cell>
          <table:table-cell office:value-type="float" office:value="31767923">
            <text:p>31.767.923 </text:p>
          </table:table-cell>
          <table:table-cell office:value-type="float" office:value="21501242">
            <text:p>21.501.242 </text:p>
          </table:table-cell>
          <table:table-cell office:value-type="float" office:value="85015364">
            <text:p>85.015.364 </text:p>
          </table:table-cell>
          <table:table-cell office:value-type="float" office:value="12998652">
            <text:p>12.998.652 </text:p>
          </table:table-cell>
          <table:table-cell office:value-type="float" office:value="156843886">
            <text:p>156.843.886 </text:p>
          </table:table-cell>
          <table:table-cell office:value-type="float" office:value="843899928">
            <text:p>843.899.928 </text:p>
          </table:table-cell>
          <table:table-cell office:value-type="float" office:value="19387933">
            <text:p>19.387.933 </text:p>
          </table:table-cell>
          <table:table-cell office:value-type="float" office:value="12459575">
            <text:p>12.459.575 </text:p>
          </table:table-cell>
          <table:table-cell office:value-type="float" office:value="4137416">
            <text:p>4.137.416 </text:p>
          </table:table-cell>
          <table:table-cell office:value-type="float" office:value="181443256">
            <text:p>181.443.256 </text:p>
          </table:table-cell>
          <table:table-cell office:value-type="float" office:value="88960820">
            <text:p>88.960.820 </text:p>
          </table:table-cell>
          <table:table-cell office:value-type="float" office:value="14356595">
            <text:p>14.356.595 </text:p>
          </table:table-cell>
          <table:table-cell office:value-type="float" office:value="1757977792">
            <text:p>1.757.977.792 </text:p>
          </table:table-cell>
          <table:table-cell office:value-type="float" office:value="3738788">
            <text:p>3.738.788 </text:p>
          </table:table-cell>
          <table:table-cell office:value-type="float" office:value="5225667418">
            <text:p>5.225.667.418 </text:p>
          </table:table-cell>
          <table:table-cell/>
        </table:table-row>
        <table:table-row table:style-name="ro1">
          <table:table-cell office:value-type="string">
            <text:p><text:s text:c="4"/>IRRF - RENDIMENTOS DO CAPITAL</text:p>
          </table:table-cell>
          <table:table-cell office:value-type="float" office:value="294363">
            <text:p>294.363 </text:p>
          </table:table-cell>
          <table:table-cell office:value-type="float" office:value="702646">
            <text:p>702.646 </text:p>
          </table:table-cell>
          <table:table-cell office:value-type="float" office:value="2893320">
            <text:p>2.893.320 </text:p>
          </table:table-cell>
          <table:table-cell office:value-type="float" office:value="31817">
            <text:p>31.817 </text:p>
          </table:table-cell>
          <table:table-cell office:value-type="float" office:value="7225944">
            <text:p>7.225.944 </text:p>
          </table:table-cell>
          <table:table-cell office:value-type="float" office:value="7421238">
            <text:p>7.421.238 </text:p>
          </table:table-cell>
          <table:table-cell office:value-type="float" office:value="224612331">
            <text:p>224.612.331 </text:p>
          </table:table-cell>
          <table:table-cell office:value-type="float" office:value="5897407">
            <text:p>5.897.407 </text:p>
          </table:table-cell>
          <table:table-cell office:value-type="float" office:value="7423495">
            <text:p>7.423.495 </text:p>
          </table:table-cell>
          <table:table-cell office:value-type="float" office:value="1012699">
            <text:p>1.012.699 </text:p>
          </table:table-cell>
          <table:table-cell office:value-type="float" office:value="46932931">
            <text:p>46.932.931 </text:p>
          </table:table-cell>
          <table:table-cell office:value-type="float" office:value="3168772">
            <text:p>3.168.772 </text:p>
          </table:table-cell>
          <table:table-cell office:value-type="float" office:value="4569638">
            <text:p>4.569.638 </text:p>
          </table:table-cell>
          <table:table-cell office:value-type="float" office:value="4747364">
            <text:p>4.747.364 </text:p>
          </table:table-cell>
          <table:table-cell office:value-type="float" office:value="774147">
            <text:p>774.147 </text:p>
          </table:table-cell>
          <table:table-cell office:value-type="float" office:value="4353777">
            <text:p>4.353.777 </text:p>
          </table:table-cell>
          <table:table-cell office:value-type="float" office:value="1038565">
            <text:p>1.038.565 </text:p>
          </table:table-cell>
          <table:table-cell office:value-type="float" office:value="97852391">
            <text:p>97.852.391 </text:p>
          </table:table-cell>
          <table:table-cell office:value-type="float" office:value="162805931">
            <text:p>162.805.931 </text:p>
          </table:table-cell>
          <table:table-cell office:value-type="float" office:value="1310404">
            <text:p>1.310.404 </text:p>
          </table:table-cell>
          <table:table-cell office:value-type="float" office:value="673240">
            <text:p>673.240 </text:p>
          </table:table-cell>
          <table:table-cell office:value-type="float" office:value="57812">
            <text:p>57.812 </text:p>
          </table:table-cell>
          <table:table-cell office:value-type="float" office:value="50460287">
            <text:p>50.460.287 </text:p>
          </table:table-cell>
          <table:table-cell office:value-type="float" office:value="29376380">
            <text:p>29.376.380 </text:p>
          </table:table-cell>
          <table:table-cell office:value-type="float" office:value="1973473">
            <text:p>1.973.473 </text:p>
          </table:table-cell>
          <table:table-cell office:value-type="float" office:value="1175822920">
            <text:p>1.175.822.920 </text:p>
          </table:table-cell>
          <table:table-cell office:value-type="float" office:value="450068">
            <text:p>450.068 </text:p>
          </table:table-cell>
          <table:table-cell office:value-type="float" office:value="1843883362">
            <text:p>1.843.883.362 </text:p>
          </table:table-cell>
          <table:table-cell/>
        </table:table-row>
        <table:table-row table:style-name="ro1">
          <table:table-cell office:value-type="string">
            <text:p><text:s text:c="4"/>IRRF - REMESSAS P/ EXTERIOR</text:p>
          </table:table-cell>
          <table:table-cell office:value-type="float" office:value="-3345">
            <text:p><text:s/>(3.345)</text:p>
          </table:table-cell>
          <table:table-cell office:value-type="float" office:value="94355">
            <text:p>94.355 </text:p>
          </table:table-cell>
          <table:table-cell office:value-type="float" office:value="19705068">
            <text:p>19.705.068 </text:p>
          </table:table-cell>
          <table:table-cell office:value-type="float" office:value="8307">
            <text:p>8.307 </text:p>
          </table:table-cell>
          <table:table-cell office:value-type="float" office:value="4888614">
            <text:p>4.888.614 </text:p>
          </table:table-cell>
          <table:table-cell office:value-type="float" office:value="2766122">
            <text:p>2.766.122 </text:p>
          </table:table-cell>
          <table:table-cell office:value-type="float" office:value="47093263">
            <text:p>47.093.263 </text:p>
          </table:table-cell>
          <table:table-cell office:value-type="float" office:value="3356685">
            <text:p>3.356.685 </text:p>
          </table:table-cell>
          <table:table-cell office:value-type="float" office:value="1424405">
            <text:p>1.424.405 </text:p>
          </table:table-cell>
          <table:table-cell office:value-type="float" office:value="534200">
            <text:p>534.200 </text:p>
          </table:table-cell>
          <table:table-cell office:value-type="float" office:value="50637849">
            <text:p>50.637.849 </text:p>
          </table:table-cell>
          <table:table-cell office:value-type="float" office:value="98627">
            <text:p>98.627 </text:p>
          </table:table-cell>
          <table:table-cell office:value-type="float" office:value="352013">
            <text:p>352.013 </text:p>
          </table:table-cell>
          <table:table-cell office:value-type="float" office:value="104024">
            <text:p>104.024 </text:p>
          </table:table-cell>
          <table:table-cell office:value-type="float" office:value="778720">
            <text:p>778.720 </text:p>
          </table:table-cell>
          <table:table-cell office:value-type="float" office:value="3420025">
            <text:p>3.420.025 </text:p>
          </table:table-cell>
          <table:table-cell office:value-type="float" office:value="43296">
            <text:p>43.296 </text:p>
          </table:table-cell>
          <table:table-cell office:value-type="float" office:value="15268990">
            <text:p>15.268.990 </text:p>
          </table:table-cell>
          <table:table-cell office:value-type="float" office:value="622707856">
            <text:p>622.707.856 </text:p>
          </table:table-cell>
          <table:table-cell office:value-type="float" office:value="495718">
            <text:p>495.718 </text:p>
          </table:table-cell>
          <table:table-cell office:value-type="float" office:value="37054">
            <text:p>37.054 </text:p>
          </table:table-cell>
          <table:table-cell office:value-type="string" office:string-value=" 107 ">
            <text:p><text:s/>107 <text:s/></text:p>
          </table:table-cell>
          <table:table-cell office:value-type="float" office:value="15617091">
            <text:p>15.617.091 </text:p>
          </table:table-cell>
          <table:table-cell office:value-type="float" office:value="5505665">
            <text:p>5.505.665 </text:p>
          </table:table-cell>
          <table:table-cell office:value-type="float" office:value="1330489">
            <text:p>1.330.489 </text:p>
          </table:table-cell>
          <table:table-cell office:value-type="float" office:value="654788879">
            <text:p>654.788.879 </text:p>
          </table:table-cell>
          <table:table-cell office:value-type="float" office:value="17205">
            <text:p>17.205 </text:p>
          </table:table-cell>
          <table:table-cell office:value-type="float" office:value="1451071280">
            <text:p>1.451.071.280 </text:p>
          </table:table-cell>
          <table:table-cell/>
        </table:table-row>
        <table:table-row table:style-name="ro1">
          <table:table-cell office:value-type="string">
            <text:p><text:s text:c="4"/>IRRF - OUTROS RENDIMENTOS</text:p>
          </table:table-cell>
          <table:table-cell office:value-type="float" office:value="140120">
            <text:p>140.120 </text:p>
          </table:table-cell>
          <table:table-cell office:value-type="float" office:value="862480">
            <text:p>862.480 </text:p>
          </table:table-cell>
          <table:table-cell office:value-type="float" office:value="3649130">
            <text:p>3.649.130 </text:p>
          </table:table-cell>
          <table:table-cell office:value-type="float" office:value="209015">
            <text:p>209.015 </text:p>
          </table:table-cell>
          <table:table-cell office:value-type="float" office:value="8918366">
            <text:p>8.918.366 </text:p>
          </table:table-cell>
          <table:table-cell office:value-type="float" office:value="5034463">
            <text:p>5.034.463 </text:p>
          </table:table-cell>
          <table:table-cell office:value-type="float" office:value="143458479">
            <text:p>143.458.479 </text:p>
          </table:table-cell>
          <table:table-cell office:value-type="float" office:value="6474548">
            <text:p>6.474.548 </text:p>
          </table:table-cell>
          <table:table-cell office:value-type="float" office:value="4457725">
            <text:p>4.457.725 </text:p>
          </table:table-cell>
          <table:table-cell office:value-type="float" office:value="1794505">
            <text:p>1.794.505 </text:p>
          </table:table-cell>
          <table:table-cell office:value-type="float" office:value="28976681">
            <text:p>28.976.681 </text:p>
          </table:table-cell>
          <table:table-cell office:value-type="float" office:value="1940409">
            <text:p>1.940.409 </text:p>
          </table:table-cell>
          <table:table-cell office:value-type="float" office:value="1580797">
            <text:p>1.580.797 </text:p>
          </table:table-cell>
          <table:table-cell office:value-type="float" office:value="2767395">
            <text:p>2.767.395 </text:p>
          </table:table-cell>
          <table:table-cell office:value-type="float" office:value="1776353">
            <text:p>1.776.353 </text:p>
          </table:table-cell>
          <table:table-cell office:value-type="float" office:value="8135292">
            <text:p>8.135.292 </text:p>
          </table:table-cell>
          <table:table-cell office:value-type="float" office:value="693421">
            <text:p>693.421 </text:p>
          </table:table-cell>
          <table:table-cell office:value-type="float" office:value="24539395">
            <text:p>24.539.395 </text:p>
          </table:table-cell>
          <table:table-cell office:value-type="float" office:value="85895632">
            <text:p>85.895.632 </text:p>
          </table:table-cell>
          <table:table-cell office:value-type="float" office:value="1389899">
            <text:p>1.389.899 </text:p>
          </table:table-cell>
          <table:table-cell office:value-type="float" office:value="477392">
            <text:p>477.392 </text:p>
          </table:table-cell>
          <table:table-cell office:value-type="float" office:value="111345">
            <text:p>111.345 </text:p>
          </table:table-cell>
          <table:table-cell office:value-type="float" office:value="27369010">
            <text:p>27.369.010 </text:p>
          </table:table-cell>
          <table:table-cell office:value-type="float" office:value="10349965">
            <text:p>10.349.965 </text:p>
          </table:table-cell>
          <table:table-cell office:value-type="float" office:value="1272667">
            <text:p>1.272.667 </text:p>
          </table:table-cell>
          <table:table-cell office:value-type="float" office:value="339801869">
            <text:p>339.801.869 </text:p>
          </table:table-cell>
          <table:table-cell office:value-type="float" office:value="311127">
            <text:p>311.127 </text:p>
          </table:table-cell>
          <table:table-cell office:value-type="float" office:value="712387481">
            <text:p>712.387.481 </text:p>
          </table:table-cell>
          <table:table-cell/>
        </table:table-row>
        <table:table-row table:style-name="ro1">
          <table:table-cell office:value-type="string">
            <text:p>IMPOSTO S/ OPERAÇÕES FINANCEIRAS</text:p>
          </table:table-cell>
          <table:table-cell office:value-type="float" office:value="33880">
            <text:p>33.880 </text:p>
          </table:table-cell>
          <table:table-cell office:value-type="float" office:value="157286">
            <text:p>157.286 </text:p>
          </table:table-cell>
          <table:table-cell office:value-type="float" office:value="1200418">
            <text:p>1.200.418 </text:p>
          </table:table-cell>
          <table:table-cell office:value-type="float" office:value="52298">
            <text:p>52.298 </text:p>
          </table:table-cell>
          <table:table-cell office:value-type="float" office:value="2859183">
            <text:p>2.859.183 </text:p>
          </table:table-cell>
          <table:table-cell office:value-type="float" office:value="7494447">
            <text:p>7.494.447 </text:p>
          </table:table-cell>
          <table:table-cell office:value-type="float" office:value="477508052">
            <text:p>477.508.052 </text:p>
          </table:table-cell>
          <table:table-cell office:value-type="float" office:value="8330031">
            <text:p>8.330.031 </text:p>
          </table:table-cell>
          <table:table-cell office:value-type="float" office:value="13663610">
            <text:p>13.663.610 </text:p>
          </table:table-cell>
          <table:table-cell office:value-type="float" office:value="166319">
            <text:p>166.319 </text:p>
          </table:table-cell>
          <table:table-cell office:value-type="float" office:value="76878000">
            <text:p>76.878.000 </text:p>
          </table:table-cell>
          <table:table-cell office:value-type="float" office:value="819900">
            <text:p>819.900 </text:p>
          </table:table-cell>
          <table:table-cell office:value-type="float" office:value="2925135">
            <text:p>2.925.135 </text:p>
          </table:table-cell>
          <table:table-cell office:value-type="float" office:value="17611097">
            <text:p>17.611.097 </text:p>
          </table:table-cell>
          <table:table-cell office:value-type="float" office:value="280914">
            <text:p>280.914 </text:p>
          </table:table-cell>
          <table:table-cell office:value-type="float" office:value="8588083">
            <text:p>8.588.083 </text:p>
          </table:table-cell>
          <table:table-cell office:value-type="float" office:value="47009">
            <text:p>47.009 </text:p>
          </table:table-cell>
          <table:table-cell office:value-type="float" office:value="189375524">
            <text:p>189.375.524 </text:p>
          </table:table-cell>
          <table:table-cell office:value-type="float" office:value="67140031">
            <text:p>67.140.031 </text:p>
          </table:table-cell>
          <table:table-cell office:value-type="float" office:value="486241">
            <text:p>486.241 </text:p>
          </table:table-cell>
          <table:table-cell office:value-type="float" office:value="906160">
            <text:p>906.160 </text:p>
          </table:table-cell>
          <table:table-cell office:value-type="float" office:value="136659">
            <text:p>136.659 </text:p>
          </table:table-cell>
          <table:table-cell office:value-type="float" office:value="43743960">
            <text:p>43.743.960 </text:p>
          </table:table-cell>
          <table:table-cell office:value-type="float" office:value="5553791">
            <text:p>5.553.791 </text:p>
          </table:table-cell>
          <table:table-cell office:value-type="float" office:value="2057797">
            <text:p>2.057.797 </text:p>
          </table:table-cell>
          <table:table-cell office:value-type="float" office:value="1905661767">
            <text:p>1.905.661.767 </text:p>
          </table:table-cell>
          <table:table-cell office:value-type="float" office:value="182814">
            <text:p>182.814 </text:p>
          </table:table-cell>
          <table:table-cell office:value-type="float" office:value="2833860405">
            <text:p>2.833.860.405 </text:p>
          </table:table-cell>
          <table:table-cell/>
        </table:table-row>
        <table:table-row table:style-name="ro1">
          <table:table-cell office:value-type="string">
            <text:p>IMPOSTO TERRITORIAL RURAL</text:p>
          </table:table-cell>
          <table:table-cell office:value-type="float" office:value="18747">
            <text:p>18.747 </text:p>
          </table:table-cell>
          <table:table-cell office:value-type="float" office:value="55699">
            <text:p>55.699 </text:p>
          </table:table-cell>
          <table:table-cell office:value-type="float" office:value="101255">
            <text:p>101.255 </text:p>
          </table:table-cell>
          <table:table-cell office:value-type="float" office:value="9977">
            <text:p>9.977 </text:p>
          </table:table-cell>
          <table:table-cell office:value-type="float" office:value="396723">
            <text:p>396.723 </text:p>
          </table:table-cell>
          <table:table-cell office:value-type="float" office:value="77764">
            <text:p>77.764 </text:p>
          </table:table-cell>
          <table:table-cell office:value-type="float" office:value="25051">
            <text:p>25.051 </text:p>
          </table:table-cell>
          <table:table-cell office:value-type="float" office:value="77531">
            <text:p>77.531 </text:p>
          </table:table-cell>
          <table:table-cell office:value-type="float" office:value="824127">
            <text:p>824.127 </text:p>
          </table:table-cell>
          <table:table-cell office:value-type="float" office:value="126044">
            <text:p>126.044 </text:p>
          </table:table-cell>
          <table:table-cell office:value-type="float" office:value="2879878">
            <text:p>2.879.878 </text:p>
          </table:table-cell>
          <table:table-cell office:value-type="float" office:value="623693">
            <text:p>623.693 </text:p>
          </table:table-cell>
          <table:table-cell office:value-type="float" office:value="838287">
            <text:p>838.287 </text:p>
          </table:table-cell>
          <table:table-cell office:value-type="float" office:value="193044">
            <text:p>193.044 </text:p>
          </table:table-cell>
          <table:table-cell office:value-type="float" office:value="189152">
            <text:p>189.152 </text:p>
          </table:table-cell>
          <table:table-cell office:value-type="float" office:value="157712">
            <text:p>157.712 </text:p>
          </table:table-cell>
          <table:table-cell office:value-type="float" office:value="166646">
            <text:p>166.646 </text:p>
          </table:table-cell>
          <table:table-cell office:value-type="float" office:value="677240">
            <text:p>677.240 </text:p>
          </table:table-cell>
          <table:table-cell office:value-type="float" office:value="271425">
            <text:p>271.425 </text:p>
          </table:table-cell>
          <table:table-cell office:value-type="float" office:value="234800">
            <text:p>234.800 </text:p>
          </table:table-cell>
          <table:table-cell office:value-type="float" office:value="54185">
            <text:p>54.185 </text:p>
          </table:table-cell>
          <table:table-cell office:value-type="float" office:value="50711">
            <text:p>50.711 </text:p>
          </table:table-cell>
          <table:table-cell office:value-type="float" office:value="1655854">
            <text:p>1.655.854 </text:p>
          </table:table-cell>
          <table:table-cell office:value-type="float" office:value="629078">
            <text:p>629.078 </text:p>
          </table:table-cell>
          <table:table-cell office:value-type="float" office:value="134835">
            <text:p>134.835 </text:p>
          </table:table-cell>
          <table:table-cell office:value-type="float" office:value="3715030">
            <text:p>3.715.030 </text:p>
          </table:table-cell>
          <table:table-cell office:value-type="float" office:value="141858">
            <text:p>141.858 </text:p>
          </table:table-cell>
          <table:table-cell office:value-type="float" office:value="14326348">
            <text:p>14.326.348 </text:p>
          </table:table-cell>
          <table:table-cell/>
        </table:table-row>
        <table:table-row table:style-name="ro1">
          <table:table-cell office:value-type="string">
            <text:p>CPMF</text:p>
          </table:table-cell>
          <table:table-cell office:value-type="float" office:value="7272">
            <text:p>7.272 </text:p>
          </table:table-cell>
          <table:table-cell office:value-type="string" office:string-value=" 15 ">
            <text:p><text:s/>15 <text:s/></text:p>
          </table:table-cell>
          <table:table-cell office:value-type="float" office:value="23879">
            <text:p>23.879 </text:p>
          </table:table-cell>
          <table:table-cell office:value-type="string" office:string-value=" 2 ">
            <text:p><text:s/>2 <text:s/></text:p>
          </table:table-cell>
          <table:table-cell office:value-type="float" office:value="7003">
            <text:p>7.003 </text:p>
          </table:table-cell>
          <table:table-cell office:value-type="float" office:value="1432">
            <text:p>1.432 </text:p>
          </table:table-cell>
          <table:table-cell office:value-type="float" office:value="6737">
            <text:p>6.737 </text:p>
          </table:table-cell>
          <table:table-cell office:value-type="float" office:value="16440">
            <text:p>16.440 </text:p>
          </table:table-cell>
          <table:table-cell office:value-type="float" office:value="69688">
            <text:p>69.688 </text:p>
          </table:table-cell>
          <table:table-cell office:value-type="string" office:string-value=" 165 ">
            <text:p><text:s/>165 <text:s/></text:p>
          </table:table-cell>
          <table:table-cell office:value-type="float" office:value="2426591">
            <text:p>2.426.591 </text:p>
          </table:table-cell>
          <table:table-cell office:value-type="float" office:value="4569">
            <text:p>4.569 </text:p>
          </table:table-cell>
          <table:table-cell office:value-type="float" office:value="126820">
            <text:p>126.820 </text:p>
          </table:table-cell>
          <table:table-cell office:value-type="float" office:value="119928">
            <text:p>119.928 </text:p>
          </table:table-cell>
          <table:table-cell office:value-type="string" office:string-value=" 110 ">
            <text:p><text:s/>110 <text:s/></text:p>
          </table:table-cell>
          <table:table-cell office:value-type="float" office:value="8438">
            <text:p>8.438 </text:p>
          </table:table-cell>
          <table:table-cell office:value-type="float" office:value="3959">
            <text:p>3.959 </text:p>
          </table:table-cell>
          <table:table-cell office:value-type="float" office:value="4092">
            <text:p>4.092 </text:p>
          </table:table-cell>
          <table:table-cell office:value-type="float" office:value="581848">
            <text:p>581.848 </text:p>
          </table:table-cell>
          <table:table-cell office:value-type="string" office:string-value=" 29 ">
            <text:p><text:s/>29 <text:s/></text:p>
          </table:table-cell>
          <table:table-cell office:value-type="string" office:string-value=" 34 ">
            <text:p><text:s/>34 <text:s/></text:p>
          </table:table-cell>
          <table:table-cell office:value-type="string" office:string-value=" 3 ">
            <text:p><text:s/>3 <text:s/></text:p>
          </table:table-cell>
          <table:table-cell office:value-type="float" office:value="555433">
            <text:p>555.433 </text:p>
          </table:table-cell>
          <table:table-cell office:value-type="float" office:value="-4589">
            <text:p><text:s/>(4.589)</text:p>
          </table:table-cell>
          <table:table-cell office:value-type="string" office:string-value=" 7 ">
            <text:p><text:s/>7 <text:s/></text:p>
          </table:table-cell>
          <table:table-cell office:value-type="float" office:value="7218996">
            <text:p>7.218.996 </text:p>
          </table:table-cell>
          <table:table-cell office:value-type="string" office:string-value=" 38 ">
            <text:p><text:s/>38 <text:s/></text:p>
          </table:table-cell>
          <table:table-cell office:value-type="float" office:value="11178941">
            <text:p>11.178.941 </text:p>
          </table:table-cell>
          <table:table-cell/>
        </table:table-row>
        <table:table-row table:style-name="ro1">
          <table:table-cell office:value-type="string">
            <text:p>COFINS</text:p>
          </table:table-cell>
          <table:table-cell office:value-type="float" office:value="7154881">
            <text:p>7.154.881 </text:p>
          </table:table-cell>
          <table:table-cell office:value-type="float" office:value="25487895">
            <text:p>25.487.895 </text:p>
          </table:table-cell>
          <table:table-cell office:value-type="float" office:value="276983623">
            <text:p>276.983.623 </text:p>
          </table:table-cell>
          <table:table-cell office:value-type="float" office:value="4058601">
            <text:p>4.058.601 </text:p>
          </table:table-cell>
          <table:table-cell office:value-type="float" office:value="276662811">
            <text:p>276.662.811 </text:p>
          </table:table-cell>
          <table:table-cell office:value-type="float" office:value="176712818">
            <text:p>176.712.818 </text:p>
          </table:table-cell>
          <table:table-cell office:value-type="float" office:value="667377921">
            <text:p>667.377.921 </text:p>
          </table:table-cell>
          <table:table-cell office:value-type="float" office:value="330918182">
            <text:p>330.918.182 </text:p>
          </table:table-cell>
          <table:table-cell office:value-type="float" office:value="173706483">
            <text:p>173.706.483 </text:p>
          </table:table-cell>
          <table:table-cell office:value-type="float" office:value="95736287">
            <text:p>95.736.287 </text:p>
          </table:table-cell>
          <table:table-cell office:value-type="float" office:value="707519552">
            <text:p>707.519.552 </text:p>
          </table:table-cell>
          <table:table-cell office:value-type="float" office:value="50383670">
            <text:p>50.383.670 </text:p>
          </table:table-cell>
          <table:table-cell office:value-type="float" office:value="67711019">
            <text:p>67.711.019 </text:p>
          </table:table-cell>
          <table:table-cell office:value-type="float" office:value="86788469">
            <text:p>86.788.469 </text:p>
          </table:table-cell>
          <table:table-cell office:value-type="float" office:value="44770025">
            <text:p>44.770.025 </text:p>
          </table:table-cell>
          <table:table-cell office:value-type="float" office:value="252603985">
            <text:p>252.603.985 </text:p>
          </table:table-cell>
          <table:table-cell office:value-type="float" office:value="26081816">
            <text:p>26.081.816 </text:p>
          </table:table-cell>
          <table:table-cell office:value-type="float" office:value="713315045">
            <text:p>713.315.045 </text:p>
          </table:table-cell>
          <table:table-cell office:value-type="float" office:value="2303959232">
            <text:p>2.303.959.232 </text:p>
          </table:table-cell>
          <table:table-cell office:value-type="float" office:value="45208022">
            <text:p>45.208.022 </text:p>
          </table:table-cell>
          <table:table-cell office:value-type="float" office:value="22466824">
            <text:p>22.466.824 </text:p>
          </table:table-cell>
          <table:table-cell office:value-type="float" office:value="4472662">
            <text:p>4.472.662 </text:p>
          </table:table-cell>
          <table:table-cell office:value-type="float" office:value="745700104">
            <text:p>745.700.104 </text:p>
          </table:table-cell>
          <table:table-cell office:value-type="float" office:value="538241802">
            <text:p>538.241.802 </text:p>
          </table:table-cell>
          <table:table-cell office:value-type="float" office:value="37074096">
            <text:p>37.074.096 </text:p>
          </table:table-cell>
          <table:table-cell office:value-type="float" office:value="5703025611">
            <text:p>5.703.025.611 </text:p>
          </table:table-cell>
          <table:table-cell office:value-type="float" office:value="14476581">
            <text:p>14.476.581 </text:p>
          </table:table-cell>
          <table:table-cell office:value-type="float" office:value="13398598018">
            <text:p>13.398.598.018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float" office:value="1439">
            <text:p>1.439 </text:p>
          </table:table-cell>
          <table:table-cell office:value-type="float" office:value="69241">
            <text:p>69.241 </text:p>
          </table:table-cell>
          <table:table-cell office:value-type="float" office:value="68316">
            <text:p>68.316 </text:p>
          </table:table-cell>
          <table:table-cell office:value-type="float" office:value="6212">
            <text:p>6.212 </text:p>
          </table:table-cell>
          <table:table-cell office:value-type="float" office:value="6833627">
            <text:p>6.833.627 </text:p>
          </table:table-cell>
          <table:table-cell office:value-type="float" office:value="14303929">
            <text:p>14.303.929 </text:p>
          </table:table-cell>
          <table:table-cell office:value-type="float" office:value="277975550">
            <text:p>277.975.550 </text:p>
          </table:table-cell>
          <table:table-cell office:value-type="float" office:value="3916969">
            <text:p>3.916.969 </text:p>
          </table:table-cell>
          <table:table-cell office:value-type="float" office:value="449002">
            <text:p>449.002 </text:p>
          </table:table-cell>
          <table:table-cell office:value-type="float" office:value="36539">
            <text:p>36.539 </text:p>
          </table:table-cell>
          <table:table-cell office:value-type="float" office:value="7073602">
            <text:p>7.073.602 </text:p>
          </table:table-cell>
          <table:table-cell office:value-type="float" office:value="64577">
            <text:p>64.577 </text:p>
          </table:table-cell>
          <table:table-cell office:value-type="float" office:value="140892">
            <text:p>140.892 </text:p>
          </table:table-cell>
          <table:table-cell office:value-type="float" office:value="5349260">
            <text:p>5.349.260 </text:p>
          </table:table-cell>
          <table:table-cell office:value-type="float" office:value="33456">
            <text:p>33.456 </text:p>
          </table:table-cell>
          <table:table-cell office:value-type="float" office:value="2508847">
            <text:p>2.508.847 </text:p>
          </table:table-cell>
          <table:table-cell office:value-type="float" office:value="30282">
            <text:p>30.282 </text:p>
          </table:table-cell>
          <table:table-cell office:value-type="float" office:value="27079657">
            <text:p>27.079.657 </text:p>
          </table:table-cell>
          <table:table-cell office:value-type="float" office:value="74198427">
            <text:p>74.198.427 </text:p>
          </table:table-cell>
          <table:table-cell office:value-type="float" office:value="110829">
            <text:p>110.829 </text:p>
          </table:table-cell>
          <table:table-cell office:value-type="float" office:value="12537">
            <text:p>12.537 </text:p>
          </table:table-cell>
          <table:table-cell office:value-type="string" office:string-value=" 74 ">
            <text:p><text:s/>74 <text:s/></text:p>
          </table:table-cell>
          <table:table-cell office:value-type="float" office:value="21407834">
            <text:p>21.407.834 </text:p>
          </table:table-cell>
          <table:table-cell office:value-type="float" office:value="1054730">
            <text:p>1.054.730 </text:p>
          </table:table-cell>
          <table:table-cell office:value-type="float" office:value="1400627">
            <text:p>1.400.627 </text:p>
          </table:table-cell>
          <table:table-cell office:value-type="float" office:value="473043146">
            <text:p>473.043.146 </text:p>
          </table:table-cell>
          <table:table-cell office:value-type="float" office:value="12697">
            <text:p>12.697 </text:p>
          </table:table-cell>
          <table:table-cell office:value-type="float" office:value="917182297">
            <text:p>917.182.297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7153442">
            <text:p>7.153.442 </text:p>
          </table:table-cell>
          <table:table-cell office:value-type="float" office:value="25418654">
            <text:p>25.418.654 </text:p>
          </table:table-cell>
          <table:table-cell office:value-type="float" office:value="276915307">
            <text:p>276.915.307 </text:p>
          </table:table-cell>
          <table:table-cell office:value-type="float" office:value="4052389">
            <text:p>4.052.389 </text:p>
          </table:table-cell>
          <table:table-cell office:value-type="float" office:value="269829184">
            <text:p>269.829.184 </text:p>
          </table:table-cell>
          <table:table-cell office:value-type="float" office:value="162408888">
            <text:p>162.408.888 </text:p>
          </table:table-cell>
          <table:table-cell office:value-type="float" office:value="389402371">
            <text:p>389.402.371 </text:p>
          </table:table-cell>
          <table:table-cell office:value-type="float" office:value="327001214">
            <text:p>327.001.214 </text:p>
          </table:table-cell>
          <table:table-cell office:value-type="float" office:value="173257481">
            <text:p>173.257.481 </text:p>
          </table:table-cell>
          <table:table-cell office:value-type="float" office:value="95699748">
            <text:p>95.699.748 </text:p>
          </table:table-cell>
          <table:table-cell office:value-type="float" office:value="700445950">
            <text:p>700.445.950 </text:p>
          </table:table-cell>
          <table:table-cell office:value-type="float" office:value="50319093">
            <text:p>50.319.093 </text:p>
          </table:table-cell>
          <table:table-cell office:value-type="float" office:value="67570128">
            <text:p>67.570.128 </text:p>
          </table:table-cell>
          <table:table-cell office:value-type="float" office:value="81439209">
            <text:p>81.439.209 </text:p>
          </table:table-cell>
          <table:table-cell office:value-type="float" office:value="44736569">
            <text:p>44.736.569 </text:p>
          </table:table-cell>
          <table:table-cell office:value-type="float" office:value="250095138">
            <text:p>250.095.138 </text:p>
          </table:table-cell>
          <table:table-cell office:value-type="float" office:value="26051535">
            <text:p>26.051.535 </text:p>
          </table:table-cell>
          <table:table-cell office:value-type="float" office:value="686235388">
            <text:p>686.235.388 </text:p>
          </table:table-cell>
          <table:table-cell office:value-type="float" office:value="2229760805">
            <text:p>2.229.760.805 </text:p>
          </table:table-cell>
          <table:table-cell office:value-type="float" office:value="45097193">
            <text:p>45.097.193 </text:p>
          </table:table-cell>
          <table:table-cell office:value-type="float" office:value="22454288">
            <text:p>22.454.288 </text:p>
          </table:table-cell>
          <table:table-cell office:value-type="float" office:value="4472587">
            <text:p>4.472.587 </text:p>
          </table:table-cell>
          <table:table-cell office:value-type="float" office:value="724292270">
            <text:p>724.292.270 </text:p>
          </table:table-cell>
          <table:table-cell office:value-type="float" office:value="537187072">
            <text:p>537.187.072 </text:p>
          </table:table-cell>
          <table:table-cell office:value-type="float" office:value="35673469">
            <text:p>35.673.469 </text:p>
          </table:table-cell>
          <table:table-cell office:value-type="float" office:value="5229982464">
            <text:p>5.229.982.464 </text:p>
          </table:table-cell>
          <table:table-cell office:value-type="float" office:value="14463884">
            <text:p>14.463.884 </text:p>
          </table:table-cell>
          <table:table-cell office:value-type="float" office:value="12481415721">
            <text:p>12.481.415.721 </text:p>
          </table:table-cell>
          <table:table-cell/>
        </table:table-row>
        <table:table-row table:style-name="ro1">
          <table:table-cell office:value-type="string">
            <text:p>CONTRIBUIÇÃO PARA O PIS/PASEP</text:p>
          </table:table-cell>
          <table:table-cell office:value-type="float" office:value="2102590">
            <text:p>2.102.590 </text:p>
          </table:table-cell>
          <table:table-cell office:value-type="float" office:value="9022070">
            <text:p>9.022.070 </text:p>
          </table:table-cell>
          <table:table-cell office:value-type="float" office:value="69501728">
            <text:p>69.501.728 </text:p>
          </table:table-cell>
          <table:table-cell office:value-type="float" office:value="2092108">
            <text:p>2.092.108 </text:p>
          </table:table-cell>
          <table:table-cell office:value-type="float" office:value="79936546">
            <text:p>79.936.546 </text:p>
          </table:table-cell>
          <table:table-cell office:value-type="float" office:value="50117830">
            <text:p>50.117.830 </text:p>
          </table:table-cell>
          <table:table-cell office:value-type="float" office:value="265031786">
            <text:p>265.031.786 </text:p>
          </table:table-cell>
          <table:table-cell office:value-type="float" office:value="75980316">
            <text:p>75.980.316 </text:p>
          </table:table-cell>
          <table:table-cell office:value-type="float" office:value="52452503">
            <text:p>52.452.503 </text:p>
          </table:table-cell>
          <table:table-cell office:value-type="float" office:value="29876986">
            <text:p>29.876.986 </text:p>
          </table:table-cell>
          <table:table-cell office:value-type="float" office:value="208361043">
            <text:p>208.361.043 </text:p>
          </table:table-cell>
          <table:table-cell office:value-type="float" office:value="16944015">
            <text:p>16.944.015 </text:p>
          </table:table-cell>
          <table:table-cell office:value-type="float" office:value="23337988">
            <text:p>23.337.988 </text:p>
          </table:table-cell>
          <table:table-cell office:value-type="float" office:value="30983263">
            <text:p>30.983.263 </text:p>
          </table:table-cell>
          <table:table-cell office:value-type="float" office:value="14408706">
            <text:p>14.408.706 </text:p>
          </table:table-cell>
          <table:table-cell office:value-type="float" office:value="65784593">
            <text:p>65.784.593 </text:p>
          </table:table-cell>
          <table:table-cell office:value-type="float" office:value="9306048">
            <text:p>9.306.048 </text:p>
          </table:table-cell>
          <table:table-cell office:value-type="float" office:value="186151310">
            <text:p>186.151.310 </text:p>
          </table:table-cell>
          <table:table-cell office:value-type="float" office:value="523539530">
            <text:p>523.539.530 </text:p>
          </table:table-cell>
          <table:table-cell office:value-type="float" office:value="16211370">
            <text:p>16.211.370 </text:p>
          </table:table-cell>
          <table:table-cell office:value-type="float" office:value="9764854">
            <text:p>9.764.854 </text:p>
          </table:table-cell>
          <table:table-cell office:value-type="float" office:value="1920916">
            <text:p>1.920.916 </text:p>
          </table:table-cell>
          <table:table-cell office:value-type="float" office:value="182877869">
            <text:p>182.877.869 </text:p>
          </table:table-cell>
          <table:table-cell office:value-type="float" office:value="137897157">
            <text:p>137.897.157 </text:p>
          </table:table-cell>
          <table:table-cell office:value-type="float" office:value="10266740">
            <text:p>10.266.740 </text:p>
          </table:table-cell>
          <table:table-cell office:value-type="float" office:value="1466744924">
            <text:p>1.466.744.924 </text:p>
          </table:table-cell>
          <table:table-cell office:value-type="float" office:value="4820387">
            <text:p>4.820.387 </text:p>
          </table:table-cell>
          <table:table-cell office:value-type="float" office:value="3545435175">
            <text:p>3.545.435.175 </text:p>
          </table:table-cell>
          <table:table-cell/>
        </table:table-row>
        <table:table-row table:style-name="ro1">
          <table:table-cell office:value-type="string">
            <text:p><text:s text:c="3"/>FINANCEIRAS</text:p>
          </table:table-cell>
          <table:table-cell office:value-type="string" office:string-value=" 168 ">
            <text:p><text:s/>168 <text:s/></text:p>
          </table:table-cell>
          <table:table-cell office:value-type="float" office:value="11284">
            <text:p>11.284 </text:p>
          </table:table-cell>
          <table:table-cell office:value-type="float" office:value="11058">
            <text:p>11.058 </text:p>
          </table:table-cell>
          <table:table-cell office:value-type="float" office:value="1186">
            <text:p>1.186 </text:p>
          </table:table-cell>
          <table:table-cell office:value-type="float" office:value="1109302">
            <text:p>1.109.302 </text:p>
          </table:table-cell>
          <table:table-cell office:value-type="float" office:value="2325718">
            <text:p>2.325.718 </text:p>
          </table:table-cell>
          <table:table-cell office:value-type="float" office:value="45128285">
            <text:p>45.128.285 </text:p>
          </table:table-cell>
          <table:table-cell office:value-type="float" office:value="260619">
            <text:p>260.619 </text:p>
          </table:table-cell>
          <table:table-cell office:value-type="float" office:value="69914">
            <text:p>69.914 </text:p>
          </table:table-cell>
          <table:table-cell office:value-type="float" office:value="5936">
            <text:p>5.936 </text:p>
          </table:table-cell>
          <table:table-cell office:value-type="float" office:value="2275451">
            <text:p>2.275.451 </text:p>
          </table:table-cell>
          <table:table-cell office:value-type="float" office:value="10509">
            <text:p>10.509 </text:p>
          </table:table-cell>
          <table:table-cell office:value-type="float" office:value="23243">
            <text:p>23.243 </text:p>
          </table:table-cell>
          <table:table-cell office:value-type="float" office:value="871079">
            <text:p>871.079 </text:p>
          </table:table-cell>
          <table:table-cell office:value-type="float" office:value="5464">
            <text:p>5.464 </text:p>
          </table:table-cell>
          <table:table-cell office:value-type="float" office:value="410276">
            <text:p>410.276 </text:p>
          </table:table-cell>
          <table:table-cell office:value-type="float" office:value="3508">
            <text:p>3.508 </text:p>
          </table:table-cell>
          <table:table-cell office:value-type="float" office:value="4414162">
            <text:p>4.414.162 </text:p>
          </table:table-cell>
          <table:table-cell office:value-type="float" office:value="13157215">
            <text:p>13.157.215 </text:p>
          </table:table-cell>
          <table:table-cell office:value-type="float" office:value="19774">
            <text:p>19.774 </text:p>
          </table:table-cell>
          <table:table-cell office:value-type="float" office:value="2001">
            <text:p>2.001 </text:p>
          </table:table-cell>
          <table:table-cell office:value-type="string" office:string-value=" 24 ">
            <text:p><text:s/>24 <text:s/></text:p>
          </table:table-cell>
          <table:table-cell office:value-type="float" office:value="3507910">
            <text:p>3.507.910 </text:p>
          </table:table-cell>
          <table:table-cell office:value-type="float" office:value="175735">
            <text:p>175.735 </text:p>
          </table:table-cell>
          <table:table-cell office:value-type="float" office:value="61271">
            <text:p>61.271 </text:p>
          </table:table-cell>
          <table:table-cell office:value-type="float" office:value="98384488">
            <text:p>98.384.488 </text:p>
          </table:table-cell>
          <table:table-cell office:value-type="float" office:value="2061">
            <text:p>2.061 </text:p>
          </table:table-cell>
          <table:table-cell office:value-type="float" office:value="172247640">
            <text:p>172.247.640 </text:p>
          </table:table-cell>
          <table:table-cell/>
        </table:table-row>
        <table:table-row table:style-name="ro1">
          <table:table-cell office:value-type="string">
            <text:p><text:s text:c="3"/>DEMAIS </text:p>
          </table:table-cell>
          <table:table-cell office:value-type="float" office:value="2102422">
            <text:p>2.102.422 </text:p>
          </table:table-cell>
          <table:table-cell office:value-type="float" office:value="9010787">
            <text:p>9.010.787 </text:p>
          </table:table-cell>
          <table:table-cell office:value-type="float" office:value="69490670">
            <text:p>69.490.670 </text:p>
          </table:table-cell>
          <table:table-cell office:value-type="float" office:value="2090922">
            <text:p>2.090.922 </text:p>
          </table:table-cell>
          <table:table-cell office:value-type="float" office:value="78827244">
            <text:p>78.827.244 </text:p>
          </table:table-cell>
          <table:table-cell office:value-type="float" office:value="47792112">
            <text:p>47.792.112 </text:p>
          </table:table-cell>
          <table:table-cell office:value-type="float" office:value="219903501">
            <text:p>219.903.501 </text:p>
          </table:table-cell>
          <table:table-cell office:value-type="float" office:value="75719697">
            <text:p>75.719.697 </text:p>
          </table:table-cell>
          <table:table-cell office:value-type="float" office:value="52382589">
            <text:p>52.382.589 </text:p>
          </table:table-cell>
          <table:table-cell office:value-type="float" office:value="29871049">
            <text:p>29.871.049 </text:p>
          </table:table-cell>
          <table:table-cell office:value-type="float" office:value="206085592">
            <text:p>206.085.592 </text:p>
          </table:table-cell>
          <table:table-cell office:value-type="float" office:value="16933506">
            <text:p>16.933.506 </text:p>
          </table:table-cell>
          <table:table-cell office:value-type="float" office:value="23314745">
            <text:p>23.314.745 </text:p>
          </table:table-cell>
          <table:table-cell office:value-type="float" office:value="30112184">
            <text:p>30.112.184 </text:p>
          </table:table-cell>
          <table:table-cell office:value-type="float" office:value="14403241">
            <text:p>14.403.241 </text:p>
          </table:table-cell>
          <table:table-cell office:value-type="float" office:value="65374317">
            <text:p>65.374.317 </text:p>
          </table:table-cell>
          <table:table-cell office:value-type="float" office:value="9302540">
            <text:p>9.302.540 </text:p>
          </table:table-cell>
          <table:table-cell office:value-type="float" office:value="181737148">
            <text:p>181.737.148 </text:p>
          </table:table-cell>
          <table:table-cell office:value-type="float" office:value="510382315">
            <text:p>510.382.315 </text:p>
          </table:table-cell>
          <table:table-cell office:value-type="float" office:value="16191596">
            <text:p>16.191.596 </text:p>
          </table:table-cell>
          <table:table-cell office:value-type="float" office:value="9762853">
            <text:p>9.762.853 </text:p>
          </table:table-cell>
          <table:table-cell office:value-type="float" office:value="1920892">
            <text:p>1.920.892 </text:p>
          </table:table-cell>
          <table:table-cell office:value-type="float" office:value="179369959">
            <text:p>179.369.959 </text:p>
          </table:table-cell>
          <table:table-cell office:value-type="float" office:value="137721422">
            <text:p>137.721.422 </text:p>
          </table:table-cell>
          <table:table-cell office:value-type="float" office:value="10205469">
            <text:p>10.205.469 </text:p>
          </table:table-cell>
          <table:table-cell office:value-type="float" office:value="1368360436">
            <text:p>1.368.360.436 </text:p>
          </table:table-cell>
          <table:table-cell office:value-type="float" office:value="4818326">
            <text:p>4.818.326 </text:p>
          </table:table-cell>
          <table:table-cell office:value-type="float" office:value="3373187535">
            <text:p>3.373.187.535 </text:p>
          </table:table-cell>
          <table:table-cell/>
        </table:table-row>
        <table:table-row table:style-name="ro1">
          <table:table-cell office:value-type="string">
            <text:p>CSLL</text:p>
          </table:table-cell>
          <table:table-cell office:value-type="float" office:value="4622910">
            <text:p>4.622.910 </text:p>
          </table:table-cell>
          <table:table-cell office:value-type="float" office:value="18338685">
            <text:p>18.338.685 </text:p>
          </table:table-cell>
          <table:table-cell office:value-type="float" office:value="66612295">
            <text:p>66.612.295 </text:p>
          </table:table-cell>
          <table:table-cell office:value-type="float" office:value="2442042">
            <text:p>2.442.042 </text:p>
          </table:table-cell>
          <table:table-cell office:value-type="float" office:value="119706070">
            <text:p>119.706.070 </text:p>
          </table:table-cell>
          <table:table-cell office:value-type="float" office:value="81807380">
            <text:p>81.807.380 </text:p>
          </table:table-cell>
          <table:table-cell office:value-type="float" office:value="299955717">
            <text:p>299.955.717 </text:p>
          </table:table-cell>
          <table:table-cell office:value-type="float" office:value="82376414">
            <text:p>82.376.414 </text:p>
          </table:table-cell>
          <table:table-cell office:value-type="float" office:value="81258926">
            <text:p>81.258.926 </text:p>
          </table:table-cell>
          <table:table-cell office:value-type="float" office:value="21561402">
            <text:p>21.561.402 </text:p>
          </table:table-cell>
          <table:table-cell office:value-type="float" office:value="338106352">
            <text:p>338.106.352 </text:p>
          </table:table-cell>
          <table:table-cell office:value-type="float" office:value="30294896">
            <text:p>30.294.896 </text:p>
          </table:table-cell>
          <table:table-cell office:value-type="float" office:value="41243932">
            <text:p>41.243.932 </text:p>
          </table:table-cell>
          <table:table-cell office:value-type="float" office:value="36188084">
            <text:p>36.188.084 </text:p>
          </table:table-cell>
          <table:table-cell office:value-type="float" office:value="19726644">
            <text:p>19.726.644 </text:p>
          </table:table-cell>
          <table:table-cell office:value-type="float" office:value="93756069">
            <text:p>93.756.069 </text:p>
          </table:table-cell>
          <table:table-cell office:value-type="float" office:value="14890621">
            <text:p>14.890.621 </text:p>
          </table:table-cell>
          <table:table-cell office:value-type="float" office:value="286478204">
            <text:p>286.478.204 </text:p>
          </table:table-cell>
          <table:table-cell office:value-type="float" office:value="6790288141">
            <text:p>6.790.288.141 </text:p>
          </table:table-cell>
          <table:table-cell office:value-type="float" office:value="25070510">
            <text:p>25.070.510 </text:p>
          </table:table-cell>
          <table:table-cell office:value-type="float" office:value="14578237">
            <text:p>14.578.237 </text:p>
          </table:table-cell>
          <table:table-cell office:value-type="float" office:value="3560072">
            <text:p>3.560.072 </text:p>
          </table:table-cell>
          <table:table-cell office:value-type="float" office:value="300628410">
            <text:p>300.628.410 </text:p>
          </table:table-cell>
          <table:table-cell office:value-type="float" office:value="176943580">
            <text:p>176.943.580 </text:p>
          </table:table-cell>
          <table:table-cell office:value-type="float" office:value="15847702">
            <text:p>15.847.702 </text:p>
          </table:table-cell>
          <table:table-cell office:value-type="float" office:value="2685328273">
            <text:p>2.685.328.273 </text:p>
          </table:table-cell>
          <table:table-cell office:value-type="float" office:value="8733052">
            <text:p>8.733.052 </text:p>
          </table:table-cell>
          <table:table-cell office:value-type="float" office:value="11660344619">
            <text:p>11.660.344.619 </text:p>
          </table:table-cell>
          <table:table-cell/>
        </table:table-row>
        <table:table-row table:style-name="ro1">
          <table:table-cell office:value-type="string">
            <text:p><text:s text:c="2"/>FINANCEIRAS</text:p>
          </table:table-cell>
          <table:table-cell office:value-type="float" office:value="-14295">
            <text:p><text:s/>(14.295)</text:p>
          </table:table-cell>
          <table:table-cell office:value-type="float" office:value="6503">
            <text:p>6.503 </text:p>
          </table:table-cell>
          <table:table-cell office:value-type="float" office:value="55461">
            <text:p>55.461 </text:p>
          </table:table-cell>
          <table:table-cell office:value-type="string" office:string-value=" 690 ">
            <text:p><text:s/>690 <text:s/></text:p>
          </table:table-cell>
          <table:table-cell office:value-type="float" office:value="5343242">
            <text:p>5.343.242 </text:p>
          </table:table-cell>
          <table:table-cell office:value-type="float" office:value="6368904">
            <text:p>6.368.904 </text:p>
          </table:table-cell>
          <table:table-cell office:value-type="float" office:value="101053455">
            <text:p>101.053.455 </text:p>
          </table:table-cell>
          <table:table-cell office:value-type="float" office:value="712680">
            <text:p>712.680 </text:p>
          </table:table-cell>
          <table:table-cell office:value-type="float" office:value="107941">
            <text:p>107.941 </text:p>
          </table:table-cell>
          <table:table-cell office:value-type="float" office:value="1292">
            <text:p>1.292 </text:p>
          </table:table-cell>
          <table:table-cell office:value-type="float" office:value="3750547">
            <text:p>3.750.547 </text:p>
          </table:table-cell>
          <table:table-cell office:value-type="float" office:value="197731">
            <text:p>197.731 </text:p>
          </table:table-cell>
          <table:table-cell office:value-type="float" office:value="646782">
            <text:p>646.782 </text:p>
          </table:table-cell>
          <table:table-cell office:value-type="float" office:value="3347115">
            <text:p>3.347.115 </text:p>
          </table:table-cell>
          <table:table-cell office:value-type="float" office:value="10318">
            <text:p>10.318 </text:p>
          </table:table-cell>
          <table:table-cell office:value-type="float" office:value="2464900">
            <text:p>2.464.900 </text:p>
          </table:table-cell>
          <table:table-cell office:value-type="string" office:string-value=" 937 ">
            <text:p><text:s/>937 <text:s/></text:p>
          </table:table-cell>
          <table:table-cell office:value-type="float" office:value="13453373">
            <text:p>13.453.373 </text:p>
          </table:table-cell>
          <table:table-cell office:value-type="float" office:value="70860118">
            <text:p>70.860.118 </text:p>
          </table:table-cell>
          <table:table-cell office:value-type="float" office:value="107810">
            <text:p>107.810 </text:p>
          </table:table-cell>
          <table:table-cell office:value-type="float" office:value="10042">
            <text:p>10.042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2945452">
            <text:p>12.945.452 </text:p>
          </table:table-cell>
          <table:table-cell office:value-type="float" office:value="407147">
            <text:p>407.147 </text:p>
          </table:table-cell>
          <table:table-cell office:value-type="float" office:value="1761430">
            <text:p>1.761.430 </text:p>
          </table:table-cell>
          <table:table-cell office:value-type="float" office:value="365970603">
            <text:p>365.970.603 </text:p>
          </table:table-cell>
          <table:table-cell office:value-type="float" office:value="5571">
            <text:p>5.571 </text:p>
          </table:table-cell>
          <table:table-cell office:value-type="float" office:value="589575749">
            <text:p>589.575.749 </text:p>
          </table:table-cell>
          <table:table-cell/>
        </table:table-row>
        <table:table-row table:style-name="ro1">
          <table:table-cell office:value-type="string">
            <text:p><text:s text:c="2"/>DEMAIS</text:p>
          </table:table-cell>
          <table:table-cell office:value-type="float" office:value="4637205">
            <text:p>4.637.205 </text:p>
          </table:table-cell>
          <table:table-cell office:value-type="float" office:value="18332183">
            <text:p>18.332.183 </text:p>
          </table:table-cell>
          <table:table-cell office:value-type="float" office:value="66556834">
            <text:p>66.556.834 </text:p>
          </table:table-cell>
          <table:table-cell office:value-type="float" office:value="2441353">
            <text:p>2.441.353 </text:p>
          </table:table-cell>
          <table:table-cell office:value-type="float" office:value="114362828">
            <text:p>114.362.828 </text:p>
          </table:table-cell>
          <table:table-cell office:value-type="float" office:value="75438476">
            <text:p>75.438.476 </text:p>
          </table:table-cell>
          <table:table-cell office:value-type="float" office:value="198902261">
            <text:p>198.902.261 </text:p>
          </table:table-cell>
          <table:table-cell office:value-type="float" office:value="81663734">
            <text:p>81.663.734 </text:p>
          </table:table-cell>
          <table:table-cell office:value-type="float" office:value="81150985">
            <text:p>81.150.985 </text:p>
          </table:table-cell>
          <table:table-cell office:value-type="float" office:value="21560110">
            <text:p>21.560.110 </text:p>
          </table:table-cell>
          <table:table-cell office:value-type="float" office:value="334355804">
            <text:p>334.355.804 </text:p>
          </table:table-cell>
          <table:table-cell office:value-type="float" office:value="30097165">
            <text:p>30.097.165 </text:p>
          </table:table-cell>
          <table:table-cell office:value-type="float" office:value="40597150">
            <text:p>40.597.150 </text:p>
          </table:table-cell>
          <table:table-cell office:value-type="float" office:value="32840969">
            <text:p>32.840.969 </text:p>
          </table:table-cell>
          <table:table-cell office:value-type="float" office:value="19716325">
            <text:p>19.716.325 </text:p>
          </table:table-cell>
          <table:table-cell office:value-type="float" office:value="91291169">
            <text:p>91.291.169 </text:p>
          </table:table-cell>
          <table:table-cell office:value-type="float" office:value="14889684">
            <text:p>14.889.684 </text:p>
          </table:table-cell>
          <table:table-cell office:value-type="float" office:value="273024831">
            <text:p>273.024.831 </text:p>
          </table:table-cell>
          <table:table-cell office:value-type="float" office:value="6719428024">
            <text:p>6.719.428.024 </text:p>
          </table:table-cell>
          <table:table-cell office:value-type="float" office:value="24962699">
            <text:p>24.962.699 </text:p>
          </table:table-cell>
          <table:table-cell office:value-type="float" office:value="14568195">
            <text:p>14.568.195 </text:p>
          </table:table-cell>
          <table:table-cell office:value-type="float" office:value="3560072">
            <text:p>3.560.072 </text:p>
          </table:table-cell>
          <table:table-cell office:value-type="float" office:value="287682958">
            <text:p>287.682.958 </text:p>
          </table:table-cell>
          <table:table-cell office:value-type="float" office:value="176536433">
            <text:p>176.536.433 </text:p>
          </table:table-cell>
          <table:table-cell office:value-type="float" office:value="14086272">
            <text:p>14.086.272 </text:p>
          </table:table-cell>
          <table:table-cell office:value-type="float" office:value="2319357670">
            <text:p>2.319.357.670 </text:p>
          </table:table-cell>
          <table:table-cell office:value-type="float" office:value="8727481">
            <text:p>8.727.481 </text:p>
          </table:table-cell>
          <table:table-cell office:value-type="float" office:value="11070768869">
            <text:p>11.070.768.869 </text:p>
          </table:table-cell>
          <table:table-cell/>
        </table:table-row>
        <table:table-row table:style-name="ro1">
          <table:table-cell office:value-type="string">
            <text:p>CIDE-COMBUSTÍVEIS </text:p>
          </table:table-cell>
          <table:table-cell table:number-columns-repeated="2" office:value-type="string" office:string-value=" -   ">
            <text:p><text:s/>- <text:s text:c="3"/></text:p>
          </table:table-cell>
          <table:table-cell office:value-type="float" office:value="6053451">
            <text:p>6.053.451 </text:p>
          </table:table-cell>
          <table:table-cell office:value-type="float" office:value="2490">
            <text:p>2.490 </text:p>
          </table:table-cell>
          <table:table-cell office:value-type="float" office:value="17084470">
            <text:p>17.084.470 </text:p>
          </table:table-cell>
          <table:table-cell table:number-columns-repeated="4" office:value-type="string" office:string-value=" -   ">
            <text:p><text:s/>- <text:s text:c="3"/></text:p>
          </table:table-cell>
          <table:table-cell office:value-type="float" office:value="26778140">
            <text:p>26.778.140 </text:p>
          </table:table-cell>
          <table:table-cell office:value-type="float" office:value="-1100">
            <text:p><text:s/>(1.100)</text:p>
          </table:table-cell>
          <table:table-cell office:value-type="string" office:string-value=" 187 ">
            <text:p><text:s/>187 <text:s/></text:p>
          </table:table-cell>
          <table:table-cell table:number-columns-repeated="5" office:value-type="string" office:string-value=" -   ">
            <text:p><text:s/>- <text:s text:c="3"/></text:p>
          </table:table-cell>
          <table:table-cell office:value-type="float" office:value="3858716">
            <text:p>3.858.716 </text:p>
          </table:table-cell>
          <table:table-cell office:value-type="float" office:value="647142311">
            <text:p>647.142.311 </text:p>
          </table:table-cell>
          <table:table-cell table:number-columns-repeated="3" office:value-type="string" office:string-value=" -   ">
            <text:p><text:s/>- <text:s text:c="3"/></text:p>
          </table:table-cell>
          <table:table-cell office:value-type="float" office:value="50675011">
            <text:p>50.675.011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1790">
            <text:p>1.790 </text:p>
          </table:table-cell>
          <table:table-cell office:value-type="float" office:value="22989857">
            <text:p>22.989.857 </text:p>
          </table:table-cell>
          <table:table-cell office:value-type="string" office:string-value=" -   ">
            <text:p><text:s/>- <text:s text:c="3"/></text:p>
          </table:table-cell>
          <table:table-cell office:value-type="float" office:value="774585322">
            <text:p>774.585.322 </text:p>
          </table:table-cell>
          <table:table-cell/>
        </table:table-row>
        <table:table-row table:style-name="ro1">
          <table:table-cell office:value-type="string">
            <text:p>CONTRIBUICÕES PARA FUNDAF</text:p>
          </table:table-cell>
          <table:table-cell office:value-type="float" office:value="2069">
            <text:p>2.069 </text:p>
          </table:table-cell>
          <table:table-cell office:value-type="string" office:string-value=" 559 ">
            <text:p><text:s/>559 <text:s/></text:p>
          </table:table-cell>
          <table:table-cell office:value-type="float" office:value="164299">
            <text:p>164.299 </text:p>
          </table:table-cell>
          <table:table-cell office:value-type="float" office:value="6373">
            <text:p>6.373 </text:p>
          </table:table-cell>
          <table:table-cell office:value-type="float" office:value="494997">
            <text:p>494.997 </text:p>
          </table:table-cell>
          <table:table-cell office:value-type="float" office:value="143281">
            <text:p>143.281 </text:p>
          </table:table-cell>
          <table:table-cell office:value-type="float" office:value="110273">
            <text:p>110.273 </text:p>
          </table:table-cell>
          <table:table-cell office:value-type="float" office:value="718601">
            <text:p>718.601 </text:p>
          </table:table-cell>
          <table:table-cell office:value-type="float" office:value="245288">
            <text:p>245.288 </text:p>
          </table:table-cell>
          <table:table-cell office:value-type="float" office:value="302116">
            <text:p>302.116 </text:p>
          </table:table-cell>
          <table:table-cell office:value-type="float" office:value="4752752">
            <text:p>4.752.752 </text:p>
          </table:table-cell>
          <table:table-cell office:value-type="float" office:value="1409348">
            <text:p>1.409.348 </text:p>
          </table:table-cell>
          <table:table-cell office:value-type="float" office:value="34459">
            <text:p>34.459 </text:p>
          </table:table-cell>
          <table:table-cell office:value-type="float" office:value="147413">
            <text:p>147.413 </text:p>
          </table:table-cell>
          <table:table-cell office:value-type="float" office:value="111374">
            <text:p>111.374 </text:p>
          </table:table-cell>
          <table:table-cell office:value-type="float" office:value="554844">
            <text:p>554.844 </text:p>
          </table:table-cell>
          <table:table-cell office:value-type="float" office:value="5571">
            <text:p>5.571 </text:p>
          </table:table-cell>
          <table:table-cell office:value-type="float" office:value="3457044">
            <text:p>3.457.044 </text:p>
          </table:table-cell>
          <table:table-cell office:value-type="float" office:value="3665795">
            <text:p>3.665.795 </text:p>
          </table:table-cell>
          <table:table-cell office:value-type="float" office:value="176650">
            <text:p>176.650 </text:p>
          </table:table-cell>
          <table:table-cell office:value-type="float" office:value="6192">
            <text:p>6.192 </text:p>
          </table:table-cell>
          <table:table-cell office:value-type="float" office:value="2874">
            <text:p>2.874 </text:p>
          </table:table-cell>
          <table:table-cell office:value-type="float" office:value="10314385">
            <text:p>10.314.385 </text:p>
          </table:table-cell>
          <table:table-cell office:value-type="float" office:value="3019369">
            <text:p>3.019.369 </text:p>
          </table:table-cell>
          <table:table-cell office:value-type="float" office:value="4779">
            <text:p>4.779 </text:p>
          </table:table-cell>
          <table:table-cell office:value-type="float" office:value="14507673">
            <text:p>14.507.673 </text:p>
          </table:table-cell>
          <table:table-cell office:value-type="float" office:value="2027">
            <text:p>2.027 </text:p>
          </table:table-cell>
          <table:table-cell office:value-type="float" office:value="44360404">
            <text:p>44.360.404 </text:p>
          </table:table-cell>
          <table:table-cell/>
        </table:table-row>
        <table:table-row table:style-name="ro5">
          <table:table-cell office:value-type="string">
            <text:p>CPSSS - Contrib. p/ o Plano de Segurid. Social Serv. Público</text:p>
          </table:table-cell>
          <table:table-cell office:value-type="float" office:value="3508040">
            <text:p>3.508.040 </text:p>
          </table:table-cell>
          <table:table-cell office:value-type="float" office:value="10991900">
            <text:p>10.991.900 </text:p>
          </table:table-cell>
          <table:table-cell office:value-type="float" office:value="12203723">
            <text:p>12.203.723 </text:p>
          </table:table-cell>
          <table:table-cell office:value-type="float" office:value="12138159">
            <text:p>12.138.159 </text:p>
          </table:table-cell>
          <table:table-cell office:value-type="float" office:value="31281475">
            <text:p>31.281.475 </text:p>
          </table:table-cell>
          <table:table-cell office:value-type="float" office:value="25463623">
            <text:p>25.463.623 </text:p>
          </table:table-cell>
          <table:table-cell office:value-type="float" office:value="1037554865">
            <text:p>1.037.554.865 </text:p>
          </table:table-cell>
          <table:table-cell office:value-type="float" office:value="15213002">
            <text:p>15.213.002 </text:p>
          </table:table-cell>
          <table:table-cell office:value-type="float" office:value="17997707">
            <text:p>17.997.707 </text:p>
          </table:table-cell>
          <table:table-cell office:value-type="float" office:value="11791667">
            <text:p>11.791.667 </text:p>
          </table:table-cell>
          <table:table-cell office:value-type="float" office:value="78765222">
            <text:p>78.765.222 </text:p>
          </table:table-cell>
          <table:table-cell office:value-type="float" office:value="11162334">
            <text:p>11.162.334 </text:p>
          </table:table-cell>
          <table:table-cell office:value-type="float" office:value="11856560">
            <text:p>11.856.560 </text:p>
          </table:table-cell>
          <table:table-cell office:value-type="float" office:value="19907576">
            <text:p>19.907.576 </text:p>
          </table:table-cell>
          <table:table-cell office:value-type="float" office:value="25095726">
            <text:p>25.095.726 </text:p>
          </table:table-cell>
          <table:table-cell office:value-type="float" office:value="33609887">
            <text:p>33.609.887 </text:p>
          </table:table-cell>
          <table:table-cell office:value-type="float" office:value="8673693">
            <text:p>8.673.693 </text:p>
          </table:table-cell>
          <table:table-cell office:value-type="float" office:value="33973563">
            <text:p>33.973.563 </text:p>
          </table:table-cell>
          <table:table-cell office:value-type="float" office:value="158713121">
            <text:p>158.713.121 </text:p>
          </table:table-cell>
          <table:table-cell office:value-type="float" office:value="18776432">
            <text:p>18.776.432 </text:p>
          </table:table-cell>
          <table:table-cell office:value-type="float" office:value="11114472">
            <text:p>11.114.472 </text:p>
          </table:table-cell>
          <table:table-cell office:value-type="float" office:value="8787721">
            <text:p>8.787.721 </text:p>
          </table:table-cell>
          <table:table-cell office:value-type="float" office:value="60586170">
            <text:p>60.586.170 </text:p>
          </table:table-cell>
          <table:table-cell office:value-type="float" office:value="26350681">
            <text:p>26.350.681 </text:p>
          </table:table-cell>
          <table:table-cell office:value-type="float" office:value="8612245">
            <text:p>8.612.245 </text:p>
          </table:table-cell>
          <table:table-cell office:value-type="float" office:value="73377529">
            <text:p>73.377.529 </text:p>
          </table:table-cell>
          <table:table-cell office:value-type="float" office:value="3838997">
            <text:p>3.838.997 </text:p>
          </table:table-cell>
          <table:table-cell office:value-type="float" office:value="1771346092">
            <text:p>1.771.346.092 </text:p>
          </table:table-cell>
          <table:table-cell/>
        </table:table-row>
        <table:table-row table:style-name="ro1">
          <table:table-cell office:value-type="string">
            <text:p>OUTRAS RECEITAS ADMINISTRADAS</text:p>
          </table:table-cell>
          <table:table-cell office:value-type="float" office:value="1289084">
            <text:p>1.289.084 </text:p>
          </table:table-cell>
          <table:table-cell office:value-type="float" office:value="11706343">
            <text:p>11.706.343 </text:p>
          </table:table-cell>
          <table:table-cell office:value-type="float" office:value="22617197">
            <text:p>22.617.197 </text:p>
          </table:table-cell>
          <table:table-cell office:value-type="float" office:value="1730450">
            <text:p>1.730.450 </text:p>
          </table:table-cell>
          <table:table-cell office:value-type="float" office:value="68362779">
            <text:p>68.362.779 </text:p>
          </table:table-cell>
          <table:table-cell office:value-type="float" office:value="31196089">
            <text:p>31.196.089 </text:p>
          </table:table-cell>
          <table:table-cell office:value-type="float" office:value="-2116062271">
            <text:p><text:s/>(2.116.062.271)</text:p>
          </table:table-cell>
          <table:table-cell office:value-type="float" office:value="30536513">
            <text:p>30.536.513 </text:p>
          </table:table-cell>
          <table:table-cell office:value-type="float" office:value="30998900">
            <text:p>30.998.900 </text:p>
          </table:table-cell>
          <table:table-cell office:value-type="float" office:value="5231485">
            <text:p>5.231.485 </text:p>
          </table:table-cell>
          <table:table-cell office:value-type="float" office:value="157109401">
            <text:p>157.109.401 </text:p>
          </table:table-cell>
          <table:table-cell office:value-type="float" office:value="10731715">
            <text:p>10.731.715 </text:p>
          </table:table-cell>
          <table:table-cell office:value-type="float" office:value="18013212">
            <text:p>18.013.212 </text:p>
          </table:table-cell>
          <table:table-cell office:value-type="float" office:value="8232861">
            <text:p>8.232.861 </text:p>
          </table:table-cell>
          <table:table-cell office:value-type="float" office:value="11222978">
            <text:p>11.222.978 </text:p>
          </table:table-cell>
          <table:table-cell office:value-type="float" office:value="30202754">
            <text:p>30.202.754 </text:p>
          </table:table-cell>
          <table:table-cell office:value-type="float" office:value="6292475">
            <text:p>6.292.475 </text:p>
          </table:table-cell>
          <table:table-cell office:value-type="float" office:value="96886991">
            <text:p>96.886.991 </text:p>
          </table:table-cell>
          <table:table-cell office:value-type="float" office:value="111525647">
            <text:p>111.525.647 </text:p>
          </table:table-cell>
          <table:table-cell office:value-type="float" office:value="12503012">
            <text:p>12.503.012 </text:p>
          </table:table-cell>
          <table:table-cell office:value-type="float" office:value="26896350">
            <text:p>26.896.350 </text:p>
          </table:table-cell>
          <table:table-cell office:value-type="float" office:value="1281043">
            <text:p>1.281.043 </text:p>
          </table:table-cell>
          <table:table-cell office:value-type="float" office:value="90780129">
            <text:p>90.780.129 </text:p>
          </table:table-cell>
          <table:table-cell office:value-type="float" office:value="59762991">
            <text:p>59.762.991 </text:p>
          </table:table-cell>
          <table:table-cell office:value-type="float" office:value="6108535">
            <text:p>6.108.535 </text:p>
          </table:table-cell>
          <table:table-cell office:value-type="float" office:value="733930838">
            <text:p>733.930.838 </text:p>
          </table:table-cell>
          <table:table-cell office:value-type="float" office:value="4382531">
            <text:p>4.382.531 </text:p>
          </table:table-cell>
          <table:table-cell office:value-type="float" office:value="-526529968">
            <text:p><text:s/>(526.529.968)</text:p>
          </table:table-cell>
          <table:table-cell/>
        </table:table-row>
        <table:table-row table:style-name="ro1">
          <table:table-cell table:style-name="ce8" office:value-type="string">
            <text:p>RECEITAS ADMINISTRADAS PELA RFB</text:p>
          </table:table-cell>
          <table:table-cell table:style-name="ce16" office:value-type="float" office:value="34044806">
            <text:p>34.044.806 </text:p>
          </table:table-cell>
          <table:table-cell table:style-name="ce16" office:value-type="float" office:value="140545063">
            <text:p>140.545.063 </text:p>
          </table:table-cell>
          <table:table-cell table:style-name="ce16" office:value-type="float" office:value="688231961">
            <text:p>688.231.961 </text:p>
          </table:table-cell>
          <table:table-cell table:style-name="ce16" office:value-type="float" office:value="35973349">
            <text:p>35.973.349 </text:p>
          </table:table-cell>
          <table:table-cell table:style-name="ce16" office:value-type="float" office:value="1044628264">
            <text:p>1.044.628.264 </text:p>
          </table:table-cell>
          <table:table-cell table:style-name="ce16" office:value-type="float" office:value="670423122">
            <text:p>670.423.122 </text:p>
          </table:table-cell>
          <table:table-cell table:style-name="ce16" office:value-type="float" office:value="5531930708">
            <text:p>5.531.930.708 </text:p>
          </table:table-cell>
          <table:table-cell table:style-name="ce16" office:value-type="float" office:value="1267992245">
            <text:p>1.267.992.245 </text:p>
          </table:table-cell>
          <table:table-cell table:style-name="ce16" office:value-type="float" office:value="783811829">
            <text:p>783.811.829 </text:p>
          </table:table-cell>
          <table:table-cell table:style-name="ce16" office:value-type="float" office:value="272191823">
            <text:p>272.191.823 </text:p>
          </table:table-cell>
          <table:table-cell table:style-name="ce16" office:value-type="float" office:value="3247798481">
            <text:p>3.247.798.481 </text:p>
          </table:table-cell>
          <table:table-cell table:style-name="ce16" office:value-type="float" office:value="219970184">
            <text:p>219.970.184 </text:p>
          </table:table-cell>
          <table:table-cell table:style-name="ce16" office:value-type="float" office:value="290889941">
            <text:p>290.889.941 </text:p>
          </table:table-cell>
          <table:table-cell table:style-name="ce16" office:value-type="float" office:value="328160360">
            <text:p>328.160.360 </text:p>
          </table:table-cell>
          <table:table-cell table:style-name="ce16" office:value-type="float" office:value="195418644">
            <text:p>195.418.644 </text:p>
          </table:table-cell>
          <table:table-cell table:style-name="ce16" office:value-type="float" office:value="900629372">
            <text:p>900.629.372 </text:p>
          </table:table-cell>
          <table:table-cell table:style-name="ce16" office:value-type="float" office:value="115013165">
            <text:p>115.013.165 </text:p>
          </table:table-cell>
          <table:table-cell table:style-name="ce16" office:value-type="float" office:value="2888829052">
            <text:p>2.888.829.052 </text:p>
          </table:table-cell>
          <table:table-cell table:style-name="ce16" office:value-type="float" office:value="14872743186">
            <text:p>14.872.743.186 </text:p>
          </table:table-cell>
          <table:table-cell table:style-name="ce16" office:value-type="float" office:value="200944381">
            <text:p>200.944.381 </text:p>
          </table:table-cell>
          <table:table-cell table:style-name="ce16" office:value-type="float" office:value="131529474">
            <text:p>131.529.474 </text:p>
          </table:table-cell>
          <table:table-cell table:style-name="ce16" office:value-type="float" office:value="32342205">
            <text:p>32.342.205 </text:p>
          </table:table-cell>
          <table:table-cell table:style-name="ce16" office:value-type="float" office:value="2825607500">
            <text:p>2.825.607.500 </text:p>
          </table:table-cell>
          <table:table-cell table:style-name="ce16" office:value-type="float" office:value="1837462903">
            <text:p>1.837.462.903 </text:p>
          </table:table-cell>
          <table:table-cell table:style-name="ce16" office:value-type="float" office:value="142201481">
            <text:p>142.201.481 </text:p>
          </table:table-cell>
          <table:table-cell table:style-name="ce16" office:value-type="float" office:value="24386143663">
            <text:p>24.386.143.663 </text:p>
          </table:table-cell>
          <table:table-cell table:style-name="ce16" office:value-type="float" office:value="58389029">
            <text:p>58.389.029 </text:p>
          </table:table-cell>
          <table:table-cell table:style-name="ce25" office:value-type="float" office:value="63143846191">
            <text:p>63.143.846.191 </text:p>
          </table:table-cell>
          <table:table-cell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office:value-type="float" office:value="440799">
            <text:p>440.799 </text:p>
          </table:table-cell>
          <table:table-cell office:value-type="float" office:value="2371594">
            <text:p>2.371.594 </text:p>
          </table:table-cell>
          <table:table-cell office:value-type="float" office:value="3080987">
            <text:p>3.080.987 </text:p>
          </table:table-cell>
          <table:table-cell office:value-type="float" office:value="210417">
            <text:p>210.417 </text:p>
          </table:table-cell>
          <table:table-cell office:value-type="float" office:value="12180536">
            <text:p>12.180.536 </text:p>
          </table:table-cell>
          <table:table-cell office:value-type="float" office:value="6128399">
            <text:p>6.128.399 </text:p>
          </table:table-cell>
          <table:table-cell office:value-type="float" office:value="6192554">
            <text:p>6.192.554 </text:p>
          </table:table-cell>
          <table:table-cell office:value-type="float" office:value="7788562">
            <text:p>7.788.562 </text:p>
          </table:table-cell>
          <table:table-cell office:value-type="float" office:value="6531732">
            <text:p>6.531.732 </text:p>
          </table:table-cell>
          <table:table-cell office:value-type="float" office:value="4783157">
            <text:p>4.783.157 </text:p>
          </table:table-cell>
          <table:table-cell office:value-type="float" office:value="29785167">
            <text:p>29.785.167 </text:p>
          </table:table-cell>
          <table:table-cell office:value-type="float" office:value="1644967">
            <text:p>1.644.967 </text:p>
          </table:table-cell>
          <table:table-cell office:value-type="float" office:value="6165250">
            <text:p>6.165.250 </text:p>
          </table:table-cell>
          <table:table-cell office:value-type="float" office:value="3687365">
            <text:p>3.687.365 </text:p>
          </table:table-cell>
          <table:table-cell office:value-type="float" office:value="3423534">
            <text:p>3.423.534 </text:p>
          </table:table-cell>
          <table:table-cell office:value-type="float" office:value="15300975">
            <text:p>15.300.975 </text:p>
          </table:table-cell>
          <table:table-cell office:value-type="float" office:value="1736376">
            <text:p>1.736.376 </text:p>
          </table:table-cell>
          <table:table-cell office:value-type="float" office:value="15553526">
            <text:p>15.553.526 </text:p>
          </table:table-cell>
          <table:table-cell office:value-type="float" office:value="4787174803">
            <text:p>4.787.174.803 </text:p>
          </table:table-cell>
          <table:table-cell office:value-type="float" office:value="1784251">
            <text:p>1.784.251 </text:p>
          </table:table-cell>
          <table:table-cell office:value-type="float" office:value="974475">
            <text:p>974.475 </text:p>
          </table:table-cell>
          <table:table-cell office:value-type="float" office:value="139564">
            <text:p>139.564 </text:p>
          </table:table-cell>
          <table:table-cell office:value-type="float" office:value="21606016">
            <text:p>21.606.016 </text:p>
          </table:table-cell>
          <table:table-cell office:value-type="float" office:value="9126013">
            <text:p>9.126.013 </text:p>
          </table:table-cell>
          <table:table-cell office:value-type="float" office:value="4577483">
            <text:p>4.577.483 </text:p>
          </table:table-cell>
          <table:table-cell office:value-type="float" office:value="123843390">
            <text:p>123.843.390 </text:p>
          </table:table-cell>
          <table:table-cell office:value-type="float" office:value="280637">
            <text:p>280.637 </text:p>
          </table:table-cell>
          <table:table-cell office:value-type="float" office:value="5076512528">
            <text:p>5.076.512.528 </text:p>
          </table:table-cell>
          <table:table-cell/>
        </table:table-row>
        <table:table-row table:style-name="ro1">
          <table:table-cell table:style-name="ce8" office:value-type="string">
            <text:p>TOTAL GERAL DAS RECEITAS </text:p>
          </table:table-cell>
          <table:table-cell table:style-name="ce16" office:value-type="float" office:value="34485604">
            <text:p>34.485.604 </text:p>
          </table:table-cell>
          <table:table-cell table:style-name="ce16" office:value-type="float" office:value="142916657">
            <text:p>142.916.657 </text:p>
          </table:table-cell>
          <table:table-cell table:style-name="ce16" office:value-type="float" office:value="691312948">
            <text:p>691.312.948 </text:p>
          </table:table-cell>
          <table:table-cell table:style-name="ce16" office:value-type="float" office:value="36183766">
            <text:p>36.183.766 </text:p>
          </table:table-cell>
          <table:table-cell table:style-name="ce16" office:value-type="float" office:value="1056808799">
            <text:p>1.056.808.799 </text:p>
          </table:table-cell>
          <table:table-cell table:style-name="ce16" office:value-type="float" office:value="676551521">
            <text:p>676.551.521 </text:p>
          </table:table-cell>
          <table:table-cell table:style-name="ce16" office:value-type="float" office:value="5538123263">
            <text:p>5.538.123.263 </text:p>
          </table:table-cell>
          <table:table-cell table:style-name="ce16" office:value-type="float" office:value="1275780807">
            <text:p>1.275.780.807 </text:p>
          </table:table-cell>
          <table:table-cell table:style-name="ce16" office:value-type="float" office:value="790343561">
            <text:p>790.343.561 </text:p>
          </table:table-cell>
          <table:table-cell table:style-name="ce16" office:value-type="float" office:value="276974980">
            <text:p>276.974.980 </text:p>
          </table:table-cell>
          <table:table-cell table:style-name="ce16" office:value-type="float" office:value="3277583648">
            <text:p>3.277.583.648 </text:p>
          </table:table-cell>
          <table:table-cell table:style-name="ce16" office:value-type="float" office:value="221615152">
            <text:p>221.615.152 </text:p>
          </table:table-cell>
          <table:table-cell table:style-name="ce16" office:value-type="float" office:value="297055191">
            <text:p>297.055.191 </text:p>
          </table:table-cell>
          <table:table-cell table:style-name="ce16" office:value-type="float" office:value="331847725">
            <text:p>331.847.725 </text:p>
          </table:table-cell>
          <table:table-cell table:style-name="ce16" office:value-type="float" office:value="198842177">
            <text:p>198.842.177 </text:p>
          </table:table-cell>
          <table:table-cell table:style-name="ce16" office:value-type="float" office:value="915930347">
            <text:p>915.930.347 </text:p>
          </table:table-cell>
          <table:table-cell table:style-name="ce16" office:value-type="float" office:value="116749540">
            <text:p>116.749.540 </text:p>
          </table:table-cell>
          <table:table-cell table:style-name="ce16" office:value-type="float" office:value="2904382578">
            <text:p>2.904.382.578 </text:p>
          </table:table-cell>
          <table:table-cell table:style-name="ce16" office:value-type="float" office:value="19659917989">
            <text:p>19.659.917.989 </text:p>
          </table:table-cell>
          <table:table-cell table:style-name="ce16" office:value-type="float" office:value="202728632">
            <text:p>202.728.632 </text:p>
          </table:table-cell>
          <table:table-cell table:style-name="ce16" office:value-type="float" office:value="132503949">
            <text:p>132.503.949 </text:p>
          </table:table-cell>
          <table:table-cell table:style-name="ce16" office:value-type="float" office:value="32481770">
            <text:p>32.481.770 </text:p>
          </table:table-cell>
          <table:table-cell table:style-name="ce16" office:value-type="float" office:value="2847213516">
            <text:p>2.847.213.516 </text:p>
          </table:table-cell>
          <table:table-cell table:style-name="ce16" office:value-type="float" office:value="1846588916">
            <text:p>1.846.588.916 </text:p>
          </table:table-cell>
          <table:table-cell table:style-name="ce16" office:value-type="float" office:value="146778964">
            <text:p>146.778.964 </text:p>
          </table:table-cell>
          <table:table-cell table:style-name="ce16" office:value-type="float" office:value="24509987053">
            <text:p>24.509.987.053 </text:p>
          </table:table-cell>
          <table:table-cell table:style-name="ce16" office:value-type="float" office:value="58669666">
            <text:p>58.669.666 </text:p>
          </table:table-cell>
          <table:table-cell table:style-name="ce25" office:value-type="float" office:value="68220358718">
            <text:p>68.220.358.718 </text:p>
          </table:table-cell>
          <table:table-cell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style-name="Default" table:number-columns-repeated="2"/>
          <table:table-cell table:style-name="ce18"/>
          <table:table-cell table:style-name="Default" table:number-columns-repeated="24"/>
          <table:table-cell table:style-name="ce21"/>
          <table:table-cell table:style-name="Default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style-name="Default"/>
        </table:table-row>
        <table:table-row table:style-name="ro1" table:number-rows-repeated="2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Default"/>
          <table:table-cell table:style-name="ce17" table:number-columns-repeated="28"/>
          <table:table-cell table:style-name="Default"/>
        </table:table-row>
        <table:table-row table:style-name="ro1" table:number-rows-repeated="3">
          <table:table-cell table:style-name="ce4"/>
          <table:table-cell table:style-name="ce17" table:number-columns-repeated="28"/>
          <table:table-cell table:style-name="Default"/>
        </table:table-row>
        <table:table-row table:style-name="ro1">
          <table:table-cell table:style-name="ce4"/>
          <table:table-cell table:style-name="ce17"/>
          <table:table-cell table:style-name="Default" table:number-columns-repeated="26"/>
          <table:table-cell table:style-name="ce21"/>
          <table:table-cell table:style-name="Default"/>
        </table:table-row>
      </table:table>
      <table:named-expressions>
        <table:named-range table:name="Excel_BuiltIn__FilterDatabase_1" table:base-cell-address="$'JUL-2011'.$A$1" table:cell-range-address="$'JUL-2011'.$A$12:.$AC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6" number:min-integer-digits="1" number:grouping="true"/>
      <number:text> </number:text>
    </number:number-style>
    <number:number-style style:name="N192P1" style:volatile="true">
      <number:text> (</number:text>
      <number:number number:decimal-places="6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8" number:min-integer-digits="1"/>
    </number:number-style>
    <number:number-style style:name="N194">
      <number:number number:decimal-places="7" number:min-integer-digits="1"/>
    </number:number-style>
    <number:number-style style:name="N195">
      <number:number number:decimal-places="6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4" number:min-integer-digits="1"/>
    </number:number-style>
    <number:number-style style:name="N198">
      <number:number number:decimal-places="3" number:min-integer-digits="1"/>
    </number:number-style>
    <number:number-style style:name="N199">
      <number:number number:decimal-places="1" number:min-integer-digits="1"/>
    </number:number-style>
    <number:number-style style:name="N200">
      <number:number number:decimal-places="10" number:min-integer-digits="1"/>
    </number:number-style>
    <number:number-style style:name="N201">
      <number:number number:decimal-places="11" number:min-integer-digits="1"/>
    </number:number-style>
    <number:number-style style:name="N202">
      <number:number number:decimal-places="9" number:min-integer-digits="1"/>
    </number:number-style>
    <number:number-style style:name="N203P0" style:volatile="true">
      <number:text>Sim</number:text>
    </number:number-style>
    <number:number-style style:name="N203P1" style:volatile="true">
      <number:text>Sim</number:text>
    </number:number-style>
    <number:number-style style:name="N203">
      <number:text>Não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Verdadeiro</number:text>
    </number:number-style>
    <number:number-style style:name="N204P1" style:volatile="true">
      <number:text>Verdadeiro</number:text>
    </number:number-style>
    <number:number-style style:name="N204">
      <number:text>Falso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Ativar</number:text>
    </number:number-style>
    <number:number-style style:name="N205P1" style:volatile="true">
      <number:text>Ativar</number:text>
    </number:number-style>
    <number:number-style style:name="N205">
      <number:text>Desativar</number:text>
      <style:map style:condition="value()&gt;0" style:apply-style-name="N205P0"/>
      <style:map style:condition="value()&lt;0" style:apply-style-name="N205P1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first-page-number="continue" style:scale-to="6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35.56cm" fo:page-height="21.59cm" style:num-format="1" style:print-orientation="landscape" fo:margin-top="0.499cm" fo:margin-bottom="0.499cm" fo:margin-left="0cm" fo:margin-right="0cm" style:first-page-number="continue" style:scale-to="7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12/08/2011</text:date>, <text:time>11:40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2011" style:display-name="PageStyle_ABR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1" style:display-name="PageStyle_MAI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1" style:display-name="PageStyle_JUN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_20__28_com_20_630_20__29_" style:display-name="PageStyle_UF (com 630 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F_20__28_com_20_630_20__29__20_1" style:display-name="PageStyle_UF (com 630 )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FB </meta:initial-creator>
    <meta:creation-date>2011-05-12T15:40:08.12</meta:creation-date>
    <dc:date>2011-08-12T11:40:55.26</dc:date>
    <dc:creator>RFB </dc:creator>
    <meta:editing-duration>PT00H36M43S</meta:editing-duration>
    <meta:editing-cycles>8</meta:editing-cycles>
    <meta:generator>BrOffice.org/3.2$Win32 OpenOffice.org_project/320m18$Build-9502</meta:generator>
    <meta:document-statistic meta:table-count="1" meta:cell-count="1110" meta:object-count="1"/>
  </office:meta>
</office:document-meta>
</file>